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986in" text:min-label-width="0in" text:list-level-position-and-space-mode="label-alignment">
          <style:list-level-label-alignment text:label-followed-by="listtab" fo:margin-left="0.798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93in" text:min-label-width="0in" text:list-level-position-and-space-mode="label-alignment">
          <style:list-level-label-alignment text:label-followed-by="listtab" fo:margin-left="1.2493in" fo:text-indent="0in"/>
        </style:list-level-properties>
      </text:list-level-style-number>
      <text:list-level-style-number text:level="3" text:style-name="WW_CharLFO1LVL3" style:num-format="i">
        <style:list-level-properties text:space-before="1.7493in" text:min-label-width="0in" text:list-level-position-and-space-mode="label-alignment">
          <style:list-level-label-alignment text:label-followed-by="listtab" fo:margin-left="1.7493in" fo:text-indent="0in"/>
        </style:list-level-properties>
      </text:list-level-style-number>
      <text:list-level-style-number text:level="4" text:style-name="WW_CharLFO1LVL4" style:num-format="1">
        <style:list-level-properties text:space-before="2.2493in" text:min-label-width="0in" text:list-level-position-and-space-mode="label-alignment">
          <style:list-level-label-alignment text:label-followed-by="listtab" fo:margin-left="2.249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93in" text:min-label-width="0in" text:list-level-position-and-space-mode="label-alignment">
          <style:list-level-label-alignment text:label-followed-by="listtab" fo:margin-left="2.7493in" fo:text-indent="0in"/>
        </style:list-level-properties>
      </text:list-level-style-number>
      <text:list-level-style-number text:level="6" text:style-name="WW_CharLFO1LVL6" style:num-format="i">
        <style:list-level-properties text:space-before="3.2493in" text:min-label-width="0in" text:list-level-position-and-space-mode="label-alignment">
          <style:list-level-label-alignment text:label-followed-by="listtab" fo:margin-left="3.2493in" fo:text-indent="0in"/>
        </style:list-level-properties>
      </text:list-level-style-number>
      <text:list-level-style-number text:level="7" text:style-name="WW_CharLFO1LVL7" style:num-format="1">
        <style:list-level-properties text:space-before="3.7493in" text:min-label-width="0in" text:list-level-position-and-space-mode="label-alignment">
          <style:list-level-label-alignment text:label-followed-by="listtab" fo:margin-left="3.749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93in" text:min-label-width="0in" text:list-level-position-and-space-mode="label-alignment">
          <style:list-level-label-alignment text:label-followed-by="listtab" fo:margin-left="4.2493in" fo:text-indent="0in"/>
        </style:list-level-properties>
      </text:list-level-style-number>
      <text:list-level-style-number text:level="9" text:style-name="WW_CharLFO1LVL9" style:num-format="i">
        <style:list-level-properties text:space-before="4.7493in" text:min-label-width="0in" text:list-level-position-and-space-mode="label-alignment">
          <style:list-level-label-alignment text:label-followed-by="listtab" fo:margin-left="4.7493in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text:list-style style:name="LFO5">
      <text:list-level-style-number text:level="1" text:style-name="WW_CharLFO5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.1326in" fo:line-height="103%" fo:margin-left="0.4979in" fo:margin-right="0.002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7" style:parent-style-name="Обычный" style:family="paragraph">
      <style:paragraph-properties fo:text-align="center" fo:margin-bottom="0.1326in" fo:line-height="103%" fo:margin-left="0.4979in" fo:margin-right="0.0013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" style:parent-style-name="Обычный" style:family="paragraph">
      <style:paragraph-properties fo:text-align="center" fo:margin-bottom="0.1326in" fo:line-height="103%" fo:margin-left="0.4979in" fo:margin-right="0.0006in">
        <style:tab-stops/>
      </style:paragraph-properties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" style:parent-style-name="Обычный" style:family="paragraph">
      <style:paragraph-properties fo:text-align="center" fo:margin-bottom="0.1326in" fo:line-height="103%" fo:margin-left="0.4979in" fo:margin-right="0.0006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3" style:parent-style-name="Обычный" style:family="paragraph">
      <style:paragraph-properties fo:text-align="center" fo:margin-bottom="0.0923in" fo:line-height="103%" fo:margin-left="0.4979in" fo:margin-right="0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5" style:parent-style-name="Обычный" style:family="paragraph">
      <style:paragraph-properties fo:text-align="center" fo:margin-bottom="0.0875in" fo:line-height="103%" fo:margin-left="0.5381in" fo:margin-right="0in" fo:text-indent="0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7" style:parent-style-name="Обычный" style:family="paragraph">
      <style:paragraph-properties fo:text-align="center" fo:margin-bottom="0.0909in" fo:line-height="103%" fo:margin-left="0.5381in" fo:margin-right="0in" fo:text-indent="0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" style:parent-style-name="Обычный" style:family="paragraph">
      <style:paragraph-properties fo:text-align="center" fo:margin-bottom="0.0909in" fo:line-height="103%" fo:margin-left="0.5381in" fo:margin-right="0in" fo:text-indent="0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" style:parent-style-name="Обычный" style:family="paragraph">
      <style:paragraph-properties fo:text-align="center" fo:margin-bottom="0.093in" fo:line-height="103%" fo:margin-left="0.5381in" fo:margin-right="0in" fo:text-indent="0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" style:parent-style-name="Обычный" style:family="paragraph">
      <style:paragraph-properties fo:text-align="center" fo:margin-bottom="0.0909in" fo:line-height="103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" style:parent-style-name="Обычный" style:family="paragraph">
      <style:paragraph-properties fo:text-align="center" fo:margin-bottom="0.0909in" fo:line-height="103%" fo:margin-left="0.5381in" fo:margin-right="0in" fo:text-indent="0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" style:parent-style-name="Обычный" style:family="paragraph">
      <style:paragraph-properties fo:text-align="center" fo:margin-bottom="0.0909in" fo:line-height="103%" fo:margin-left="0.5381in" fo:margin-right="0in" fo:text-indent="0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8" style:parent-style-name="Обычный" style:family="paragraph">
      <style:paragraph-properties fo:text-align="center" fo:margin-bottom="0.1333in" fo:line-height="103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" style:parent-style-name="Обычный" style:family="paragraph">
      <style:paragraph-properties fo:text-align="center" fo:margin-bottom="0.1333in" fo:line-height="103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" style:parent-style-name="Обычный" style:family="paragraph">
      <style:paragraph-properties fo:text-align="center" fo:margin-bottom="0.1333in" fo:line-height="103%" fo:margin-left="0.5381in" fo:margin-right="0in" fo:text-indent="0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" style:parent-style-name="Обычный" style:family="paragraph">
      <style:paragraph-properties fo:text-align="center" fo:margin-bottom="0.1333in" fo:line-height="103%" fo:margin-left="0.5381in" fo:margin-right="0in" fo:text-indent="0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7" style:parent-style-name="Обычный" style:family="paragraph">
      <style:paragraph-properties fo:text-align="center" fo:margin-bottom="0.1333in" fo:line-height="103%" fo:margin-left="0.5381in" fo:margin-right="0in" fo:text-indent="0in">
        <style:tab-stops/>
      </style:paragraph-properties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0" style:parent-style-name="Обычный" style:family="paragraph">
      <style:paragraph-properties fo:text-align="center" fo:margin-bottom="0.1333in" fo:line-height="103%" fo:margin-left="0.5381in" fo:margin-right="0in" fo:text-indent="0in">
        <style:tab-stops/>
      </style:paragraph-properties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6" style:parent-style-name="Обычный" style:family="paragraph">
      <style:paragraph-properties fo:text-align="center" fo:margin-bottom="0.0909in" fo:line-height="103%" fo:margin-left="0.5381in" fo:margin-right="0in" fo:text-indent="0in">
        <style:tab-stops/>
      </style:paragraph-properties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8" style:parent-style-name="Обычный" style:family="paragraph">
      <style:paragraph-properties fo:text-align="center" fo:margin-bottom="0.0923in" fo:line-height="103%" fo:margin-left="0.5381in" fo:margin-right="0in" fo:text-indent="0in">
        <style:tab-stops/>
      </style:paragraph-properties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0" style:parent-style-name="Обычный" style:family="paragraph">
      <style:paragraph-properties fo:text-align="center" fo:margin-bottom="0.0909in" fo:line-height="103%" fo:margin-left="0.5381in" fo:margin-right="0in" fo:text-indent="0in">
        <style:tab-stops/>
      </style:paragraph-properties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2" style:parent-style-name="Обычный" style:family="paragraph">
      <style:paragraph-properties fo:text-align="center" fo:margin-bottom="0.0909in" fo:line-height="103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3" style:parent-style-name="Обычный" style:family="paragraph">
      <style:paragraph-properties fo:text-align="center" fo:margin-bottom="0.0909in" fo:line-height="103%" fo:margin-left="0.5381in" fo:margin-right="0in" fo:text-indent="0in">
        <style:tab-stops/>
      </style:paragraph-properties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5" style:parent-style-name="Обычный" style:family="paragraph">
      <style:paragraph-properties fo:text-align="center" fo:margin-bottom="0.0909in" fo:line-height="103%" fo:margin-left="0.5381in" fo:margin-right="0in" fo:text-indent="0in">
        <style:tab-stops/>
      </style:paragraph-properties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7" style:parent-style-name="Обычный" style:family="paragraph">
      <style:paragraph-properties fo:text-align="center" fo:margin-bottom="0.218in" fo:line-height="103%" fo:margin-left="0.5381in" fo:margin-right="0in" fo:text-indent="0in">
        <style:tab-stops/>
      </style:paragraph-properties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9" style:parent-style-name="Обычный" style:family="paragraph">
      <style:paragraph-properties fo:margin-bottom="0in" fo:line-height="103%" fo:margin-left="0in" fo:margin-right="0in" fo:text-indent="0in">
        <style:tab-stops>
          <style:tab-stop style:type="center" style:position="1.1819in"/>
          <style:tab-stop style:type="center" style:position="3.0208in"/>
          <style:tab-stop style:type="center" style:position="6.0097in"/>
        </style:tab-stops>
      </style:paragraph-properties>
    </style:style>
    <style:style style:name="T60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4" style:parent-style-name="Обычный" style:family="paragraph">
      <style:paragraph-properties fo:margin-bottom="0.0951in" fo:line-height="103%" fo:margin-left="2.9437in" fo:margin-right="0in" fo:text-indent="0in">
        <style:tab-stops/>
      </style:paragraph-properties>
    </style:style>
    <style:style style:name="T65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 style:language-asian="ru" style:country-asian="RU"/>
    </style:style>
    <style:style style:name="TableColumn67" style:family="table-column">
      <style:table-column-properties style:column-width="2.1937in"/>
    </style:style>
    <style:style style:name="TableColumn68" style:family="table-column">
      <style:table-column-properties style:column-width="2.7791in"/>
    </style:style>
    <style:style style:name="TableColumn69" style:family="table-column">
      <style:table-column-properties style:column-width="1.1388in"/>
    </style:style>
    <style:style style:name="Table66" style:family="table">
      <style:table-properties style:width="6.1118in" fo:margin-left="0.4916in" table:align="left"/>
    </style:style>
    <style:style style:name="TableRow70" style:family="table-row">
      <style:table-row-properties style:min-row-height="0.2159in"/>
    </style:style>
    <style:style style:name="TableCell71" style:family="table-cell">
      <style:table-cell-properties fo:border="none" style:writing-mode="lr-tb" fo:padding-top="0in" fo:padding-left="0in" fo:padding-bottom="0in" fo:padding-right="0in"/>
    </style:style>
    <style:style style:name="P72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P75" style:parent-style-name="Обычный" style:family="paragraph">
      <style:paragraph-properties fo:margin-bottom="0in" fo:line-height="103%" fo:margin-left="0.3347in" fo:margin-right="0in" fo:text-indent="0in">
        <style:tab-stops/>
      </style:paragraph-properties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P78" style:parent-style-name="Обычный" style:family="paragraph">
      <style:paragraph-properties fo:text-align="justify" fo:margin-bottom="0in" fo:line-height="103%" fo:margin-left="0in" fo:margin-right="0in" fo:text-indent="0in">
        <style:tab-stops/>
      </style:paragraph-properties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0" style:parent-style-name="Обычный" style:family="paragraph">
      <style:paragraph-properties fo:line-height="103%" fo:margin-left="2.934in" fo:margin-right="0in" fo:text-indent="0in">
        <style:tab-stops/>
      </style:paragraph-properties>
    </style:style>
    <style:style style:name="T8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 style:language-asian="ru" style:country-asian="RU"/>
    </style:style>
    <style:style style:name="P82" style:parent-style-name="Обычный" style:family="paragraph">
      <style:paragraph-properties fo:text-align="center" fo:margin-bottom="0.0909in" fo:line-height="103%" fo:margin-left="0.5381in" fo:margin-right="0in" fo:text-indent="0in">
        <style:tab-stops/>
      </style:paragraph-properties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4" style:parent-style-name="Обычный" style:family="paragraph">
      <style:paragraph-properties fo:text-align="center" fo:margin-bottom="0.1263in" fo:line-height="103%" fo:margin-left="0.5381in" fo:margin-right="0in" fo:text-indent="0in">
        <style:tab-stops/>
      </style:paragraph-properties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6" style:parent-style-name="Обычный" style:family="paragraph">
      <style:paragraph-properties fo:text-align="center" fo:margin-bottom="0.0909in" fo:line-height="103%" fo:margin-left="0.4979in" fo:margin-right="0.0027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8" style:parent-style-name="Обычный" style:family="paragraph">
      <style:paragraph-properties fo:text-align="center" fo:margin-bottom="0.0909in" fo:line-height="103%" fo:margin-left="0.4979in" fo:margin-right="0in">
        <style:tab-stops/>
      </style:paragraph-properties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90" style:parent-style-name="Обычный" style:family="paragraph">
      <style:paragraph-properties fo:margin-bottom="0.0875in" fo:line-height="103%" fo:margin-left="0.4881in" fo:margin-right="0in">
        <style:tab-stops/>
      </style:paragraph-properties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2" style:parent-style-name="Обычный" style:family="paragraph">
      <style:paragraph-properties fo:text-align="justify" fo:margin-bottom="0in" fo:line-height="150%" fo:margin-left="-0.0104in" fo:margin-right="0in" fo:text-indent="0.3937in">
        <style:tab-stops/>
      </style:paragraph-properties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94" style:parent-style-name="Обычный" style:family="paragraph">
      <style:paragraph-properties fo:margin-bottom="0.0909in" fo:line-height="103%" fo:margin-left="0.3937in" fo:margin-right="0in" fo:text-indent="0in">
        <style:tab-stops/>
      </style:paragraph-properties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96" style:parent-style-name="Обычный" style:family="paragraph">
      <style:paragraph-properties fo:margin-bottom="0.1354in" fo:line-height="103%" fo:margin-left="0.3937in" fo:margin-right="0in" fo:text-indent="0in">
        <style:tab-stops/>
      </style:paragraph-properties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98" style:parent-style-name="Обычный" style:family="paragraph">
      <style:paragraph-properties fo:margin-bottom="0.0875in" fo:line-height="103%" fo:margin-left="0.4881in" fo:margin-right="0in">
        <style:tab-stops/>
      </style:paragraph-properties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00" style:parent-style-name="Обычный" style:family="paragraph">
      <style:paragraph-properties fo:margin-bottom="0.1312in" fo:line-height="103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1" style:parent-style-name="Обычный" style:family="paragraph">
      <style:paragraph-properties fo:margin-bottom="0.1312in" fo:line-height="103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2" style:parent-style-name="Обычный14pt" style:family="paragraph">
      <style:paragraph-properties fo:margin-right="-0.0006in" fo:text-indent="0.5in"/>
    </style:style>
    <style:style style:name="T103" style:parent-style-name="Основнойшрифтабзаца" style:family="text">
      <style:text-properties fo:font-weight="bold" style:font-weight-asian="bold"/>
    </style:style>
    <style:style style:name="P104" style:parent-style-name="Обычный" style:family="paragraph">
      <style:paragraph-properties fo:margin-bottom="0.0875in" fo:line-height="103%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05" style:parent-style-name="Обычный" style:family="paragraph">
      <style:paragraph-properties fo:margin-bottom="0.0875in" fo:line-height="103%" fo:margin-left="0.4881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6" style:parent-style-name="Обычный" style:family="paragraph">
      <style:paragraph-properties fo:margin-bottom="0.0875in" fo:line-height="103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7" style:parent-style-name="Обычный" style:family="paragraph">
      <style:paragraph-properties fo:margin-bottom="0.0875in" fo:line-height="103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8" style:parent-style-name="Обычный" style:family="paragraph">
      <style:paragraph-properties fo:margin-bottom="0.0875in" fo:line-height="103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9" style:parent-style-name="Обычный" style:family="paragraph">
      <style:paragraph-properties fo:margin-bottom="0.0875in" fo:line-height="103%" fo:margin-right="0in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P112" style:parent-style-name="Обычный" style:family="paragraph">
      <style:paragraph-properties fo:margin-bottom="0.1305in" fo:line-height="103%" fo:margin-left="0in" fo:margin-right="0in" fo:text-indent="0in">
        <style:tab-stops>
          <style:tab-stop style:type="center" style:position="1.0361in"/>
        </style:tab-stops>
      </style:paragraph-properties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6" style:parent-style-name="Абзацсписка" style:list-style-name="LFO5" style:family="paragraph">
      <style:paragraph-properties fo:text-align="justify" fo:margin-bottom="0.1284in" fo:line-height="103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7" style:parent-style-name="Обычный" style:family="paragraph">
      <style:paragraph-properties fo:text-align="justify" fo:margin-bottom="0.0305in" fo:line-height="145%" fo:margin-left="-0.0034in" fo:margin-right="0in">
        <style:tab-stops/>
      </style:paragraph-properties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3" style:parent-style-name="Обычный" style:family="paragraph">
      <style:paragraph-properties fo:text-align="justify" fo:margin-bottom="0.025in" fo:line-height="150%" fo:margin-left="-0.0104in" fo:margin-right="0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4" style:parent-style-name="Обычный" style:family="paragraph">
      <style:paragraph-properties fo:text-align="justify" fo:margin-bottom="0.025in" fo:line-height="150%" fo:margin-left="-0.0104in" fo:margin-right="0in" fo:text-indent="0.4916in">
        <style:tab-stops/>
      </style:paragraph-properties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9" style:parent-style-name="Абзацсписка" style:list-style-name="LFO5" style:family="paragraph">
      <style:paragraph-properties fo:text-align="justify" fo:margin-bottom="0.025in" fo:line-height="150%" fo:margin-right="0in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5" style:parent-style-name="Абзацсписка" style:family="paragraph">
      <style:paragraph-properties fo:text-align="justify" fo:margin-bottom="0.025in" fo:line-height="150%" fo:margin-left="0.6437in" fo:margin-right="0in" fo:text-indent="0in">
        <style:tab-stops/>
      </style:paragraph-properties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8" style:parent-style-name="Обычный" style:family="paragraph">
      <style:paragraph-properties fo:text-align="justify" fo:margin-bottom="0.1284in" fo:line-height="103%" fo:margin-left="-0.0034in" fo:margin-right="0in">
        <style:tab-stops/>
      </style:paragraph-properties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1" style:parent-style-name="Обычный" style:family="paragraph">
      <style:paragraph-properties fo:text-align="justify" fo:margin-bottom="0.1284in" fo:line-height="103%" fo:margin-left="-0.0034in" fo:margin-right="0in">
        <style:tab-stops/>
      </style:paragraph-properties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1" style:parent-style-name="Обычный" style:family="paragraph">
      <style:paragraph-properties fo:text-align="justify" fo:margin-bottom="0.1284in" fo:line-height="103%" fo:margin-left="-0.0034in" fo:margin-right="0in" fo:text-indent="0.5034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2" style:parent-style-name="Абзацсписка" style:list-style-name="LFO4" style:family="paragraph">
      <style:paragraph-properties fo:text-align="justify" fo:margin-bottom="0.1284in" fo:line-height="103%" fo:margin-right="0in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74" style:parent-style-name="Обычный" style:family="paragraph">
      <style:paragraph-properties fo:text-align="justify" fo:margin-bottom="0.1284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75" style:parent-style-name="Обычный" style:family="paragraph">
      <style:paragraph-properties fo:text-align="justify" fo:margin-bottom="0.1284in" fo:line-height="103%" fo:margin-left="0in" fo:margin-right="0in" fo:text-indent="0in">
        <style:tab-stops/>
      </style:paragraph-properties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2" style:parent-style-name="Обычный" style:family="paragraph">
      <style:paragraph-properties fo:text-align="justify" fo:margin-bottom="0.1284in" fo:line-height="103%" fo:margin-left="0in" fo:margin-right="0in" fo:text-indent="0in">
        <style:tab-stops/>
      </style:paragraph-properties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5" style:parent-style-name="Обычный" style:list-style-name="LFO4" style:family="paragraph">
      <style:paragraph-properties fo:text-align="justify" fo:margin-bottom="0.0986in" fo:line-height="103%" fo:margin-right="0in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87" style:parent-style-name="Обычный" style:family="paragraph">
      <style:paragraph-properties fo:text-align="justify" fo:margin-bottom="0.1284in" fo:line-height="103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88" style:parent-style-name="Обычный" style:family="paragraph">
      <style:paragraph-properties fo:text-align="justify" fo:margin-bottom="0.1284in" fo:line-height="103%" fo:margin-left="-0.0034in" fo:margin-right="0in">
        <style:tab-stops/>
      </style:paragraph-properties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1" style:parent-style-name="Обычный" style:family="paragraph">
      <style:paragraph-properties fo:text-align="justify" fo:margin-bottom="0in" fo:line-height="165%" fo:margin-left="-0.0034in" fo:margin-right="0in">
        <style:tab-stops/>
      </style:paragraph-properties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8" style:parent-style-name="Абзацсписка" style:list-style-name="LFO4" style:family="paragraph">
      <style:paragraph-properties fo:text-align="justify" fo:margin-bottom="0.1284in" fo:line-height="103%" fo:margin-right="0in"/>
      <style:text-properties style:font-name="Times New Roman" style:font-name-asian="Times New Roman" style:font-name-complex="Times New Roman" fo:font-size="14pt" style:font-size-asian="14pt"/>
    </style:style>
    <style:style style:name="P199" style:parent-style-name="Обычный" style:family="paragraph">
      <style:paragraph-properties fo:text-align="justify" fo:margin-bottom="0.1284in" fo:line-height="103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00" style:parent-style-name="Обычный" style:family="paragraph">
      <style:paragraph-properties fo:text-align="justify" fo:margin-bottom="0.1284in" fo:line-height="103%" fo:margin-left="-0.0034in" fo:margin-right="0in">
        <style:tab-stops/>
      </style:paragraph-properties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04" style:parent-style-name="Обычный" style:family="paragraph">
      <style:paragraph-properties fo:text-align="justify" fo:margin-bottom="0.1284in" fo:line-height="103%" fo:margin-left="-0.0034in" fo:margin-right="0in">
        <style:tab-stops/>
      </style:paragraph-properties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9" style:parent-style-name="Обычный" style:family="paragraph">
      <style:paragraph-properties fo:text-align="justify" fo:margin-bottom="0.1284in" fo:line-height="103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20" style:parent-style-name="Абзацсписка" style:list-style-name="LFO4" style:family="paragraph">
      <style:paragraph-properties fo:text-align="justify" fo:margin-bottom="0.1284in" fo:line-height="103%" fo:margin-right="0in"/>
      <style:text-properties style:font-name="Times New Roman" style:font-name-asian="Times New Roman" style:font-name-complex="Times New Roman" fo:font-size="14pt" style:font-size-asian="14pt"/>
    </style:style>
    <style:style style:name="P221" style:parent-style-name="Обычный" style:family="paragraph">
      <style:paragraph-properties fo:text-align="justify" fo:margin-bottom="0.1284in" fo:line-height="103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22" style:parent-style-name="Обычный" style:family="paragraph">
      <style:paragraph-properties fo:text-align="justify" fo:margin-bottom="0.1284in" fo:line-height="103%" fo:margin-left="-0.0034in" fo:margin-right="0in">
        <style:tab-stops/>
      </style:paragraph-properties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25" style:parent-style-name="Обычный" style:family="paragraph">
      <style:paragraph-properties fo:text-align="justify" fo:margin-bottom="0.1284in" fo:line-height="103%" fo:margin-left="-0.0034in" fo:margin-right="0in">
        <style:tab-stops/>
      </style:paragraph-properties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4" style:parent-style-name="Обычный" style:family="paragraph">
      <style:paragraph-properties fo:text-align="justify" fo:margin-bottom="0.1284in" fo:line-height="103%" fo:margin-left="-0.0034in" fo:margin-right="0in">
        <style:tab-stops/>
      </style:paragraph-properties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8" style:parent-style-name="Обычный" style:family="paragraph">
      <style:paragraph-properties fo:text-align="justify" fo:margin-bottom="0.1284in" fo:line-height="103%" fo:margin-left="-0.0034in" fo:margin-right="0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39" style:parent-style-name="Обычный" style:family="paragraph">
      <style:paragraph-properties fo:margin-bottom="0.0875in" fo:line-height="103%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240" style:parent-style-name="Обычный" style:family="paragraph">
      <style:paragraph-properties fo:margin-bottom="0.0875in" fo:line-height="103%" fo:margin-left="0.4881in" fo:margin-right="0in">
        <style:tab-stops/>
      </style:paragraph-properties>
      <style:text-properties fo:language="ru" fo:country="RU"/>
    </style:style>
    <style:style style:name="P241" style:parent-style-name="Обычный" style:family="paragraph">
      <style:paragraph-properties fo:margin-bottom="0.0444in" fo:line-height="103%" fo:margin-left="0in" fo:margin-right="0.1423in" fo:text-indent="0in">
        <style:tab-stops/>
      </style:paragraph-properties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3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ableColumn247" style:family="table-column">
      <style:table-column-properties style:column-width="0.8826in"/>
    </style:style>
    <style:style style:name="TableColumn248" style:family="table-column">
      <style:table-column-properties style:column-width="5.7097in"/>
    </style:style>
    <style:style style:name="Table246" style:family="table">
      <style:table-properties style:width="6.5923in" fo:margin-left="0.0013in" table:align="left"/>
    </style:style>
    <style:style style:name="TableRow249" style:family="table-row">
      <style:table-row-properties style:min-row-height="0.368in"/>
    </style:style>
    <style:style style:name="TableCell250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51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253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54" style:parent-style-name="Обычный" style:family="paragraph">
      <style:paragraph-properties fo:text-align="center" fo:margin-bottom="0in" fo:line-height="103%" fo:margin-left="0.0402in" fo:margin-right="0in" fo:text-indent="0in">
        <style:tab-stops/>
      </style:paragraph-properties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56" style:family="table-row">
      <style:table-row-properties style:min-row-height="4.1006in"/>
    </style:style>
    <style:style style:name="TableCell257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58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259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260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262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6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7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280" style:parent-style-name="Обычный" style:family="paragraph">
      <style:paragraph-properties fo:margin-bottom="0.0923in" fo:line-height="103%" fo:margin-left="0in" fo:margin-right="0in" fo:text-indent="0in">
        <style:tab-stops/>
      </style:paragraph-properties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82" style:parent-style-name="Обычный" style:family="paragraph">
      <style:paragraph-properties fo:margin-bottom="0.1347in" fo:line-height="103%" fo:margin-left="0.4916in" fo:margin-right="0in" fo:text-indent="0in">
        <style:tab-stops/>
      </style:paragraph-properties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84" style:parent-style-name="Обычный" style:family="paragraph">
      <style:paragraph-properties fo:margin-bottom="0.1263in" fo:line-height="103%" fo:margin-left="0.4881in" fo:margin-right="0in">
        <style:tab-stops/>
      </style:paragraph-properties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286" style:parent-style-name="Обычный" style:family="paragraph">
      <style:paragraph-properties fo:text-align="end" fo:margin-bottom="0.1284in" fo:line-height="103%" fo:margin-left="0in" fo:margin-right="2.125in" fo:text-indent="0in">
        <style:tab-stops/>
      </style:paragraph-properties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89" style:parent-style-name="Обычный" style:family="paragraph">
      <style:paragraph-properties fo:text-align="justify" fo:margin-bottom="0in" fo:line-height="103%" fo:margin-left="-0.0034in" fo:margin-right="0in">
        <style:tab-stops/>
      </style:paragraph-properties>
    </style:style>
    <style:style style:name="T2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olumn292" style:family="table-column">
      <style:table-column-properties style:column-width="0.909in"/>
    </style:style>
    <style:style style:name="TableColumn293" style:family="table-column">
      <style:table-column-properties style:column-width="1.4173in"/>
    </style:style>
    <style:style style:name="TableColumn294" style:family="table-column">
      <style:table-column-properties style:column-width="3.2701in"/>
    </style:style>
    <style:style style:name="TableColumn295" style:family="table-column">
      <style:table-column-properties style:column-width="1.302in"/>
    </style:style>
    <style:style style:name="Table291" style:family="table">
      <style:table-properties style:width="6.8986in" fo:margin-left="-0.3958in" table:align="left"/>
    </style:style>
    <style:style style:name="TableRow296" style:family="table-row">
      <style:table-row-properties style:min-row-height="0.368in"/>
    </style:style>
    <style:style style:name="TableCell297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298" style:parent-style-name="Обычный" style:family="paragraph">
      <style:paragraph-properties fo:text-align="justify" fo:margin-bottom="0in" fo:line-height="103%" fo:margin-left="0.0013in" fo:margin-right="0in" fo:text-indent="0in">
        <style:tab-stops/>
      </style:paragraph-properties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00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01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03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04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06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07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3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Row309" style:family="table-row">
      <style:table-row-properties style:min-row-height="1.5131in"/>
    </style:style>
    <style:style style:name="TableCell310" style:family="table-cell">
      <style:table-cell-properties fo:border="0.0034in solid #000000" style:writing-mode="lr-tb" fo:padding-top="0.0388in" fo:padding-left="0.0381in" fo:padding-bottom="0in" fo:padding-right="0in"/>
    </style:style>
    <style:style style:name="P311" style:parent-style-name="Обычный" style:family="paragraph">
      <style:paragraph-properties fo:text-align="end" fo:margin-bottom="0in" fo:line-height="103%" fo:margin-left="0in" fo:margin-right="0.0965in" fo:text-indent="0in">
        <style:tab-stops/>
      </style:paragraph-properties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13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14" style:family="table-cell">
      <style:table-cell-properties fo:border="0.0034in solid #000000" style:writing-mode="lr-tb" fo:padding-top="0.0388in" fo:padding-left="0.0381in" fo:padding-bottom="0in" fo:padding-right="0in"/>
    </style:style>
    <style:style style:name="P315" style:parent-style-name="СтандартныйHTML" style:family="paragraph">
      <style:paragraph-properties fo:background-color="#FFFFFF"/>
      <style:text-properties fo:color="#000000"/>
    </style:style>
    <style:style style:name="P316" style:parent-style-name="СтандартныйHTML" style:family="paragraph">
      <style:paragraph-properties fo:background-color="#FFFFFF"/>
      <style:text-properties fo:color="#000000"/>
    </style:style>
    <style:style style:name="P317" style:parent-style-name="СтандартныйHTML" style:family="paragraph">
      <style:paragraph-properties fo:background-color="#FFFFFF"/>
    </style:style>
    <style:style style:name="T318" style:parent-style-name="Основнойшрифтабзаца" style:family="text">
      <style:text-properties fo:color="#000000"/>
    </style:style>
    <style:style style:name="TableCell319" style:family="table-cell">
      <style:table-cell-properties fo:border="0.0034in solid #000000" style:writing-mode="lr-tb" fo:padding-top="0.0388in" fo:padding-left="0.0381in" fo:padding-bottom="0in" fo:padding-right="0in"/>
    </style:style>
    <style:style style:name="P320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1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2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3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4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5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6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7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8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29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30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31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32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33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34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35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36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38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39" style:parent-style-name="Обычный" style:family="paragraph">
      <style:paragraph-properties fo:margin-bottom="0.0826in" fo:line-height="103%" fo:margin-left="0in" fo:margin-right="0in" fo:text-indent="0in">
        <style:tab-stops>
          <style:tab-stop style:type="right" style:position="1.2638in"/>
        </style:tab-stops>
      </style:paragraph-properties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42" style:parent-style-name="Обычный" style:family="paragraph">
      <style:paragraph-properties fo:margin-bottom="0.1in" fo:line-height="103%" fo:margin-left="0in" fo:margin-right="0in" fo:text-indent="0in">
        <style:tab-stops/>
      </style:paragraph-properties>
    </style:style>
    <style:style style:name="T3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44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47" style:family="table-row">
      <style:table-row-properties style:min-row-height="1.227in"/>
    </style:style>
    <style:style style:name="TableCell348" style:family="table-cell">
      <style:table-cell-properties fo:border="0.0034in solid #000000" style:writing-mode="lr-tb" fo:padding-top="0.0388in" fo:padding-left="0.0381in" fo:padding-bottom="0in" fo:padding-right="0in"/>
    </style:style>
    <style:style style:name="P349" style:parent-style-name="Обычный" style:family="paragraph">
      <style:paragraph-properties fo:text-align="end" fo:margin-bottom="0in" fo:line-height="103%" fo:margin-left="0in" fo:margin-right="0.0965in" fo:text-indent="0in">
        <style:tab-stops/>
      </style:paragraph-properties>
    </style:style>
    <style:style style:name="T3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51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52" style:family="table-cell">
      <style:table-cell-properties fo:border="0.0034in solid #000000" style:writing-mode="lr-tb" fo:padding-top="0.0388in" fo:padding-left="0.0381in" fo:padding-bottom="0in" fo:padding-right="0in"/>
    </style:style>
    <style:style style:name="P35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35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355" style:parent-style-name="Обычный" style:family="paragraph">
      <style:paragraph-properties fo:margin-bottom="0.0347in" fo:margin-left="0in" fo:margin-right="0in" fo:text-indent="0in">
        <style:tab-stops/>
      </style:paragraph-properties>
    </style:style>
    <style:style style:name="TableCell356" style:family="table-cell">
      <style:table-cell-properties fo:border="0.0034in solid #000000" style:writing-mode="lr-tb" fo:padding-top="0.0388in" fo:padding-left="0.0381in" fo:padding-bottom="0in" fo:padding-right="0in"/>
    </style:style>
    <style:style style:name="P357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8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9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0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1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2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3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4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5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6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7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3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69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70" style:parent-style-name="Обычный" style:family="paragraph">
      <style:paragraph-properties fo:margin-bottom="0.0826in" fo:line-height="103%" fo:margin-left="0in" fo:margin-right="0in" fo:text-indent="0in">
        <style:tab-stops>
          <style:tab-stop style:type="right" style:position="1.2638in"/>
        </style:tab-stops>
      </style:paragraph-properties>
    </style:style>
    <style:style style:name="T3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73" style:parent-style-name="Обычный" style:family="paragraph">
      <style:paragraph-properties fo:text-align="justify" fo:margin-bottom="0in" fo:line-height="103%" fo:margin-left="0in" fo:margin-right="0.0395in" fo:text-indent="0in">
        <style:tab-stops/>
      </style:paragraph-properties>
    </style:style>
    <style:style style:name="T3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76" style:family="table-row">
      <style:table-row-properties style:min-row-height="1.8013in"/>
    </style:style>
    <style:style style:name="TableCell377" style:family="table-cell">
      <style:table-cell-properties fo:border="0.0034in solid #000000" style:writing-mode="lr-tb" fo:padding-top="0.0388in" fo:padding-left="0.0381in" fo:padding-bottom="0in" fo:padding-right="0in"/>
    </style:style>
    <style:style style:name="P378" style:parent-style-name="Обычный" style:family="paragraph">
      <style:paragraph-properties fo:text-align="end" fo:margin-bottom="0in" fo:line-height="103%" fo:margin-left="0in" fo:margin-right="0.0965in" fo:text-indent="0in">
        <style:tab-stops/>
      </style:paragraph-properties>
    </style:style>
    <style:style style:name="T3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80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81" style:family="table-cell">
      <style:table-cell-properties fo:border="0.0034in solid #000000" style:writing-mode="lr-tb" fo:padding-top="0.0388in" fo:padding-left="0.0381in" fo:padding-bottom="0in" fo:padding-right="0in"/>
    </style:style>
    <style:style style:name="P382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383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38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P385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P386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fo:language="ru" fo:country="RU"/>
    </style:style>
    <style:style style:name="TableCell387" style:family="table-cell">
      <style:table-cell-properties fo:border="0.0034in solid #000000" style:writing-mode="lr-tb" fo:padding-top="0.0388in" fo:padding-left="0.0381in" fo:padding-bottom="0in" fo:padding-right="0in"/>
    </style:style>
    <style:style style:name="P388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89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0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3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92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93" style:parent-style-name="Обычный" style:family="paragraph">
      <style:paragraph-properties fo:margin-bottom="0.084in" fo:line-height="103%" fo:margin-left="0in" fo:margin-right="0in" fo:text-indent="0in">
        <style:tab-stops>
          <style:tab-stop style:type="right" style:position="1.2638in"/>
        </style:tab-stops>
      </style:paragraph-properties>
    </style:style>
    <style:style style:name="T3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96" style:parent-style-name="Обычный" style:family="paragraph">
      <style:paragraph-properties fo:margin-bottom="0.0986in" fo:line-height="103%" fo:margin-left="0in" fo:margin-right="0in" fo:text-indent="0in">
        <style:tab-stops/>
      </style:paragraph-properties>
    </style:style>
    <style:style style:name="T3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98" style:parent-style-name="Обычный" style:family="paragraph">
      <style:paragraph-properties fo:margin-bottom="0.0826in" fo:line-height="103%" fo:margin-left="0in" fo:margin-right="0in" fo:text-indent="0in">
        <style:tab-stops>
          <style:tab-stop style:type="right" style:position="1.2638in"/>
        </style:tab-stops>
      </style:paragraph-properties>
    </style:style>
    <style:style style:name="T3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01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4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405" style:family="table-row">
      <style:table-row-properties style:min-row-height="1.5166in"/>
    </style:style>
    <style:style style:name="TableCell406" style:family="table-cell">
      <style:table-cell-properties fo:border-top="none" fo:border-left="0.0034in solid #000000" fo:border-bottom="0.0069in solid #000000" fo:border-right="0.0034in solid #000000" style:writing-mode="lr-tb" fo:padding-top="0.0388in" fo:padding-left="0.0381in" fo:padding-bottom="0in" fo:padding-right="0in"/>
    </style:style>
    <style:style style:name="P407" style:parent-style-name="Обычный" style:family="paragraph">
      <style:paragraph-properties fo:text-align="end" fo:margin-bottom="0in" fo:line-height="103%" fo:margin-left="0in" fo:margin-right="0.0965in" fo:text-indent="0in">
        <style:tab-stops/>
      </style:paragraph-properties>
    </style:style>
    <style:style style:name="T4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09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410" style:family="table-cell">
      <style:table-cell-properties fo:border-top="none" fo:border-left="0.0034in solid #000000" fo:border-bottom="0.0069in solid #000000" fo:border-right="0.0034in solid #000000" style:writing-mode="lr-tb" fo:padding-top="0.0388in" fo:padding-left="0.0381in" fo:padding-bottom="0in" fo:padding-right="0in"/>
    </style:style>
    <style:style style:name="P41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41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413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ableCell414" style:family="table-cell">
      <style:table-cell-properties fo:border-top="none" fo:border-left="0.0034in solid #000000" fo:border-bottom="0.0069in solid #000000" fo:border-right="0.0034in solid #000000" style:writing-mode="lr-tb" fo:padding-top="0.0388in" fo:padding-left="0.0381in" fo:padding-bottom="0in" fo:padding-right="0in"/>
    </style:style>
    <style:style style:name="P415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6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7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8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9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0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1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2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3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4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5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6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7" style:parent-style-name="Обычный" style:family="paragraph">
      <style:paragraph-properties fo:margin-bottom="0in" fo:line-height="103%" fo:margin-left="0in" fo:margin-right="0in" fo:text-indent="0in">
        <style:tab-stops/>
      </style:paragraph-properties>
    </style:style>
    <style:style style:name="T4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429" style:family="table-cell">
      <style:table-cell-properties fo:border-top="none" fo:border-left="0.0034in solid #000000" fo:border-bottom="0.0069in solid #000000" fo:border-right="0.0034in solid #000000" style:writing-mode="lr-tb" style:vertical-align="middle" fo:padding-top="0.0388in" fo:padding-left="0.0381in" fo:padding-bottom="0in" fo:padding-right="0in"/>
    </style:style>
    <style:style style:name="P430" style:parent-style-name="Обычный" style:family="paragraph">
      <style:paragraph-properties fo:margin-bottom="0.0208in" fo:line-height="150%" fo:margin-left="0in" fo:margin-right="0in" fo:text-indent="0in">
        <style:tab-stops/>
      </style:paragraph-properties>
    </style:style>
    <style:style style:name="T4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33" style:parent-style-name="Обычный" style:family="paragraph">
      <style:paragraph-properties fo:margin-bottom="0.084in" fo:line-height="103%" fo:margin-left="0in" fo:margin-right="0in" fo:text-indent="0in">
        <style:tab-stops>
          <style:tab-stop style:type="right" style:position="1.2638in"/>
        </style:tab-stops>
      </style:paragraph-properties>
    </style:style>
    <style:style style:name="T4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35" style:parent-style-name="Обычный" style:family="paragraph">
      <style:paragraph-properties fo:margin-bottom="0.127in" fo:line-height="103%" fo:margin-left="0.4881in" fo:margin-right="0in">
        <style:tab-stops/>
      </style:paragraph-properties>
    </style:style>
    <style:style style:name="T4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37" style:parent-style-name="Обычный" style:family="paragraph">
      <style:paragraph-properties fo:text-align="justify" fo:margin-bottom="0.0187in" fo:line-height="155%" fo:margin-left="-0.0034in" fo:margin-right="0in">
        <style:tab-stops/>
      </style:paragraph-properties>
    </style:style>
    <style:style style:name="T4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43" style:parent-style-name="Обычный" style:family="paragraph">
      <style:paragraph-properties fo:margin-bottom="0.0965in" fo:line-height="103%" fo:margin-left="-0.0104in" fo:margin-right="0in" fo:text-indent="0in">
        <style:tab-stops>
          <style:tab-stop style:type="center" style:position="2.4423in"/>
        </style:tab-stops>
      </style:paragraph-properties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46" style:parent-style-name="Обычный" style:family="paragraph">
      <style:paragraph-properties fo:margin-bottom="0.0923in" fo:line-height="103%" fo:margin-left="0.4916in" fo:margin-right="0in" fo:text-indent="0in">
        <style:tab-stops/>
      </style:paragraph-properties>
    </style:style>
    <style:style style:name="T4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48" style:parent-style-name="Обычный" style:family="paragraph">
      <style:paragraph-properties fo:margin-bottom="0.0909in" fo:line-height="103%" fo:margin-left="0.4916in" fo:margin-right="0in" fo:text-indent="0in">
        <style:tab-stops/>
      </style:paragraph-properties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50" style:parent-style-name="Обычный" style:family="paragraph">
      <style:paragraph-properties fo:margin-bottom="0in" fo:line-height="103%" fo:margin-left="0.4916in" fo:margin-right="0in" fo:text-indent="0in">
        <style:tab-stops/>
      </style:paragraph-properties>
    </style:style>
    <style:style style:name="T4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52" style:parent-style-name="Обычный" style:family="paragraph">
      <style:paragraph-properties fo:text-align="center" fo:margin-bottom="0.1326in" fo:line-height="103%" fo:margin-left="0.4979in" fo:margin-right="0.4909in">
        <style:tab-stops/>
      </style:paragraph-properties>
    </style:style>
    <style:style style:name="T4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54" style:parent-style-name="Обычный" style:family="paragraph">
      <style:paragraph-properties fo:text-align="center" fo:margin-bottom="0.1125in" fo:line-height="103%" fo:margin-left="0.4979in" fo:margin-right="0.4958in">
        <style:tab-stops/>
      </style:paragraph-properties>
    </style:style>
    <style:style style:name="T4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56" style:parent-style-name="Обычный" style:family="paragraph">
      <style:paragraph-properties fo:text-align="justify" fo:margin-bottom="0.034in" fo:line-height="103%" fo:margin-left="0.4986in" fo:margin-right="0in">
        <style:tab-stops/>
      </style:paragraph-properties>
    </style:style>
    <style:style style:name="T4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6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63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6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46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466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6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46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469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7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47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472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47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47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47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47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477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47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47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48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48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482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48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48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48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48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487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48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489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49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49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49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49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49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49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496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49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498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49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0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01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50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0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0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0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0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0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0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09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51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1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1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1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1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15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51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1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1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1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2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21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52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2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2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2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2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27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52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2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3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3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32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53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34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53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36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537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53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53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4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41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54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4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4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45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54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47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54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49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550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55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55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5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55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5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5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5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5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5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60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56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6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6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6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6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66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56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6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6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7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71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57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7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74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57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7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7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7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7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8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8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8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8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8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8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8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87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58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89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59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9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9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9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9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95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59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97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59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99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60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0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0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0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0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05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60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0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0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0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1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11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61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1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1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1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1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17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61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19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62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2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2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2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24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ru" style:country-asian="RU"/>
    </style:style>
    <style:style style:name="T62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2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2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2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2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30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ru" style:country-asian="RU"/>
    </style:style>
    <style:style style:name="T63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3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3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3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35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63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37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63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3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4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4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4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4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45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ru" style:country-asian="RU"/>
    </style:style>
    <style:style style:name="T64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4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4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4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5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5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5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5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54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65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5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5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5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5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60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66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6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63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66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65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ru" style:country-asian="RU"/>
    </style:style>
    <style:style style:name="T66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6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6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6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7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71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67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73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67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7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7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7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7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79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style:language-asian="ru" style:country-asian="RU"/>
    </style:style>
    <style:style style:name="T68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68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6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68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684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685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686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68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68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689" style:parent-style-name="Основнойшрифтабзаца" style:family="text">
      <style:text-properties style:font-name-asian="Times New Roman" fo:color="#0000FF" style:font-size-complex="10pt" style:language-asian="ru" style:country-asian="RU"/>
    </style:style>
    <style:style style:name="T69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691" style:parent-style-name="Основнойшрифтабзаца" style:family="text">
      <style:text-properties style:font-name-asian="Times New Roman" fo:color="#0000FF" style:font-size-complex="10pt" style:language-asian="ru" style:country-asian="RU"/>
    </style:style>
    <style:style style:name="T692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69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69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9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69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9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69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9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0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0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0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0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0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0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0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707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08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style:language-asian="ru" style:country-asian="RU"/>
    </style:style>
    <style:style style:name="T709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1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11" style:parent-style-name="Основнойшрифтабзаца" style:family="text">
      <style:text-properties style:font-name-asian="Times New Roman" fo:color="#660E7A" style:font-size-complex="10pt" style:language-asian="ru" style:country-asian="RU"/>
    </style:style>
    <style:style style:name="T712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1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14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15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16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17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71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19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72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721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722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23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72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72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72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727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2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29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30" style:parent-style-name="Основнойшрифтабзаца" style:family="text">
      <style:text-properties style:font-name-asian="Times New Roman" fo:color="#0000FF" style:font-size-complex="10pt" style:language-asian="ru" style:country-asian="RU"/>
    </style:style>
    <style:style style:name="T73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32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3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3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735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36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37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3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3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74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41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742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43" style:parent-style-name="Основнойшрифтабзаца" style:family="text">
      <style:text-properties style:font-name-asian="Times New Roman" fo:color="#371F80" style:font-size-complex="10pt" style:language-asian="ru" style:country-asian="RU"/>
    </style:style>
    <style:style style:name="T744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4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4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4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4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4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5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5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5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5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5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5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5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5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5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5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6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76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62" style:parent-style-name="Основнойшрифтабзаца" style:family="text">
      <style:text-properties style:font-name-asian="Times New Roman" fo:color="#0000FF" style:font-size-complex="10pt" style:language-asian="ru" style:country-asian="RU"/>
    </style:style>
    <style:style style:name="T76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64" style:parent-style-name="Основнойшрифтабзаца" style:family="text">
      <style:text-properties style:font-name-asian="Times New Roman" fo:color="#0000FF" style:font-size-complex="10pt" style:language-asian="ru" style:country-asian="RU"/>
    </style:style>
    <style:style style:name="T765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6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6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6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6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7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7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7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7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7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7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7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7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7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79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80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78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82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78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84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85" style:parent-style-name="Основнойшрифтабзаца" style:family="text">
      <style:text-properties style:font-name-asian="Times New Roman" fo:color="#371F80" style:font-size-complex="10pt" style:language-asian="ru" style:country-asian="RU"/>
    </style:style>
    <style:style style:name="T786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87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88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789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90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79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9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79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79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9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9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9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9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79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0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80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0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80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804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05" style:parent-style-name="Основнойшрифтабзаца" style:family="text">
      <style:text-properties style:font-name-asian="Times New Roman" fo:color="#0000FF" style:font-size-complex="10pt" style:language-asian="ru" style:country-asian="RU"/>
    </style:style>
    <style:style style:name="T806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07" style:parent-style-name="Основнойшрифтабзаца" style:family="text">
      <style:text-properties style:font-name-asian="Times New Roman" fo:color="#0000FF" style:font-size-complex="10pt" style:language-asian="ru" style:country-asian="RU"/>
    </style:style>
    <style:style style:name="T80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09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10" style:parent-style-name="Основнойшрифтабзаца" style:family="text">
      <style:text-properties style:font-name-asian="Times New Roman" fo:color="#371F80" style:font-size-complex="10pt" style:language-asian="ru" style:country-asian="RU"/>
    </style:style>
    <style:style style:name="T81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813" style:parent-style-name="Основнойшрифтабзаца" style:family="text">
      <style:text-properties style:font-name-asian="Times New Roman" fo:color="#371F80" style:font-size-complex="10pt" style:language-asian="ru" style:country-asian="RU"/>
    </style:style>
    <style:style style:name="T814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15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16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1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81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1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82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21" style:parent-style-name="Основнойшрифтабзаца" style:family="text">
      <style:text-properties style:font-name-asian="Times New Roman" fo:color="#0000FF" style:font-size-complex="10pt" style:language-asian="ru" style:country-asian="RU"/>
    </style:style>
    <style:style style:name="T822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2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82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2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82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2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82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2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83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31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832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33" style:parent-style-name="Основнойшрифтабзаца" style:family="text">
      <style:text-properties style:font-name-asian="Times New Roman" fo:color="#660E7A" style:font-size-complex="10pt" style:language-asian="ru" style:country-asian="RU"/>
    </style:style>
    <style:style style:name="T834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35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36" style:parent-style-name="Основнойшрифтабзаца" style:family="text">
      <style:text-properties style:font-name-asian="Times New Roman" fo:color="#660E7A" style:font-size-complex="10pt" style:language-asian="ru" style:country-asian="RU"/>
    </style:style>
    <style:style style:name="T837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3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3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84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41" style:parent-style-name="Основнойшрифтабзаца" style:family="text">
      <style:text-properties style:font-name-asian="Times New Roman" fo:color="#0000FF" style:font-size-complex="10pt" style:language-asian="ru" style:country-asian="RU"/>
    </style:style>
    <style:style style:name="T842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4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44" style:parent-style-name="Основнойшрифтабзаца" style:family="text">
      <style:text-properties style:font-name-asian="Times New Roman" fo:color="#660E7A" style:font-size-complex="10pt" style:language-asian="ru" style:country-asian="RU"/>
    </style:style>
    <style:style style:name="T845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4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847" style:parent-style-name="Основнойшрифтабзаца" style:family="text">
      <style:text-properties style:font-name-asian="Times New Roman" fo:color="#371F80" style:font-size-complex="10pt" style:language-asian="ru" style:country-asian="RU"/>
    </style:style>
    <style:style style:name="T84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49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50" style:parent-style-name="Основнойшрифтабзаца" style:family="text">
      <style:text-properties style:font-name-asian="Times New Roman" fo:color="#660E7A" style:font-size-complex="10pt" style:language-asian="ru" style:country-asian="RU"/>
    </style:style>
    <style:style style:name="T85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52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5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54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855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56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85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85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85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86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6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62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86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64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86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86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86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86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69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7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87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7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87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7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875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876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77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87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87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88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88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82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8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88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8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88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8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88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8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89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9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92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89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94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89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89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89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89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899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0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0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0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0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0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0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0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0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08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09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10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1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91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14" style:parent-style-name="Основнойшрифтабзаца" style:family="text">
      <style:text-properties style:font-name-asian="Times New Roman" fo:color="#371F80" style:font-size-complex="10pt" style:language-asian="ru" style:country-asian="RU"/>
    </style:style>
    <style:style style:name="T915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16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17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1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19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2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92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92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92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24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2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926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27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2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29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3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3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3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3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3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3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3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3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38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39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40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4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42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4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44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4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946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47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4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4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950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5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52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5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954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55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56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57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5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959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6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61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62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63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6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96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96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967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6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6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97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7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7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7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7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7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7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7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7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7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80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8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82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8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84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8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986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87" style:parent-style-name="Основнойшрифтабзаца" style:family="text">
      <style:text-properties style:font-name-asian="Times New Roman" fo:color="#0000FF" style:font-size-complex="10pt" style:language-asian="ru" style:country-asian="RU"/>
    </style:style>
    <style:style style:name="T98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98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9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9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9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9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9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9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9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9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998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999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00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100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100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100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1004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05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06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1007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0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0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101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1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101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1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1015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16" style:parent-style-name="Основнойшрифтабзаца" style:family="text">
      <style:text-properties style:font-name-asian="Times New Roman" fo:color="#0000FF" style:font-size-complex="10pt" style:language-asian="ru" style:country-asian="RU"/>
    </style:style>
    <style:style style:name="T1017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1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101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2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102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2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102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2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102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2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ru" style:country-asian="RU"/>
    </style:style>
    <style:style style:name="T1027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2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1029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3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31" style:parent-style-name="Основнойшрифтабзаца" style:family="text">
      <style:text-properties style:font-name-asian="Times New Roman" fo:color="#0000FF" style:font-size-complex="10pt" style:language-asian="ru" style:country-asian="RU"/>
    </style:style>
    <style:style style:name="T1032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3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3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1035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36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37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1038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39" style:parent-style-name="Основнойшрифтабзаца" style:family="text">
      <style:text-properties style:font-name-asian="Times New Roman" fo:color="#371F80" style:font-size-complex="10pt" style:language-asian="ru" style:country-asian="RU"/>
    </style:style>
    <style:style style:name="T104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4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4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104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44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45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1046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47" style:parent-style-name="Основнойшрифтабзаца" style:family="text">
      <style:text-properties style:font-name-asian="Times New Roman" fo:color="#008080" style:font-size-complex="10pt" style:language-asian="ru" style:country-asian="RU"/>
    </style:style>
    <style:style style:name="T104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ru" style:country-asian="RU"/>
    </style:style>
    <style:style style:name="T1049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5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5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1052" style:parent-style-name="Основнойшрифтабзаца" style:family="text">
      <style:text-properties style:font-name-asian="Times New Roman" fo:color="#0000FF" style:font-size-complex="10pt" style:language-asian="ru" style:country-asian="RU"/>
    </style:style>
    <style:style style:name="T1053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54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55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56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57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5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ru" style:country-asian="RU"/>
    </style:style>
    <style:style style:name="T1059" style:parent-style-name="Основнойшрифтабзаца" style:family="text">
      <style:text-properties style:font-name-asian="Times New Roman" fo:color="#0000FF" style:font-size-complex="10pt" style:language-asian="ru" style:country-asian="RU"/>
    </style:style>
    <style:style style:name="T1060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T1061" style:parent-style-name="Основнойшрифтабзаца" style:family="text">
      <style:text-properties style:font-name-asian="Times New Roman" style:font-size-complex="10pt" style:language-asian="ru" style:country-asian="RU"/>
    </style:style>
    <style:style style:name="P106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family="graphic" style:name="a0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draw:fill="none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6">МИНОБРНАУКИ РОССИИ<text:s/></text:span></text:p>
      <text:p text:style-name="P7"><text:span text:style-name="T8">САНКТ-ПЕТЕРБУРГСКИЙ ГОСУДАРСТВЕННЫЙ<text:s/></text:span></text:p>
      <text:p text:style-name="P9"><text:span text:style-name="T10">ЭЛЕКТРОТЕХНИЧЕСКИЙ УНИВЕРСИТЕТ<text:s/></text:span></text:p>
      <text:p text:style-name="P11"><text:span text:style-name="T12">«ЛЭТИ» ИМ. В.И. УЛЬЯНОВА (ЛЕНИНА)<text:s/></text:span></text:p>
      <text:p text:style-name="P13"><text:span text:style-name="T14">Кафедра МО ЭВМ<text:s/></text:span></text:p>
      <text:p text:style-name="P15"><text:span text:style-name="T16"><text:s/></text:span></text:p>
      <text:p text:style-name="P17"><text:span text:style-name="T18"><text:s/></text:span></text:p>
      <text:p text:style-name="P19"><text:span text:style-name="T20"><text:s/></text:span></text:p>
      <text:p text:style-name="P21"><text:span text:style-name="T22"><text:s/></text:span></text:p>
      <text:p text:style-name="P23"/>
      <text:p text:style-name="P24"><text:span text:style-name="T25"><text:s/></text:span></text:p>
      <text:p text:style-name="P26"><text:span text:style-name="T27"><text:s/></text:span></text:p>
      <text:p text:style-name="P28"/>
      <text:p text:style-name="P29"/>
      <text:p text:style-name="P30"><text:span text:style-name="T31"><text:s/></text:span><text:span text:style-name="T32">ОТЧЕТ</text:span><text:span text:style-name="T33"><text:s/></text:span></text:p>
      <text:p text:style-name="P34"><text:span text:style-name="T35">по лабораторной работе №3</text:span><text:span text:style-name="T36"><text:s/></text:span></text:p>
      <text:p text:style-name="P37"><text:span text:style-name="T38">по дисциплине «АиСД»</text:span><text:span text:style-name="T39"><text:s/></text:span></text:p>
      <text:p text:style-name="P40"><text:span text:style-name="T41">Т</text:span><text:span text:style-name="T42">ЕМА</text:span><text:span text:style-name="T43">:</text:span><text:span text:style-name="T44"><text:s/></text:span><text:span text:style-name="T45">Сортировки</text:span></text:p>
      <text:p text:style-name="P46"><text:span text:style-name="T47"><text:s/></text:span></text:p>
      <text:p text:style-name="P48"><text:span text:style-name="T49"><text:s/></text:span></text:p>
      <text:p text:style-name="P50"><text:span text:style-name="T51"><text:s/></text:span></text:p>
      <text:p text:style-name="P52"/>
      <text:p text:style-name="P53"><text:span text:style-name="T54"><text:s/></text:span></text:p>
      <text:p text:style-name="P55"><text:span text:style-name="T56"><text:s/></text:span></text:p>
      <text:p text:style-name="P57"><text:span text:style-name="T58"><text:s/></text:span></text:p>
      <text:p text:style-name="P59"><text:span text:style-name="T60"><text:tab/></text:span><text:span text:style-name="T61">Студент гр. 9382<text:s/></text:span><text:span text:style-name="T62"><text:tab/><text:s/></text:span><text:span text:style-name="T63"><text:tab/>Пя С.<text:s/></text:span></text:p>
      <text:p text:style-name="P64"><text:span text:style-name="T65"><draw:custom-shape svg:x="0in" svg:y="0in" svg:width="1.81181in" svg:height="0.00903in" draw:z-index="251657216" draw:id="id0" draw:style-name="a0" draw:name="Group 55912" text:anchor-type="paragraph"><svg:title/><svg:desc/><draw:enhanced-geometry draw:type="non-primitive" svg:viewBox="0 0 1656842 9144" draw:enhanced-path="M ?f0 ?f0 L ?f1 ?f0 ?f1 ?f2 ?f0 ?f2 ?f0 ?f0 N" draw:text-areas="?f7 ?f9 ?f8 ?f10"><draw:equation draw:name="f0" draw:formula="0"/><draw:equation draw:name="f1" draw:formula="1656842"/><draw:equation draw:name="f2" draw:formula="9144"/><draw:equation draw:name="f3" draw:formula="?f2 - ?f0"/><draw:equation draw:name="f4" draw:formula="?f1 - ?f0"/><draw:equation draw:name="f5" draw:formula="?f4 / 1656842"/><draw:equation draw:name="f6" draw:formula="?f3 / 9144"/><draw:equation draw:name="f7" draw:formula="0 / ?f5"/><draw:equation draw:name="f8" draw:formula="1656842 / ?f5"/><draw:equation draw:name="f9" draw:formula="0 / ?f6"/><draw:equation draw:name="f10" draw:formula="9144 / ?f6"/></draw:enhanced-geometry></draw:custom-shape></text:span>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<text:span text:style-name="T73">Преподаватель<text:s/></text:span></text:p>
          </table:table-cell>
          <table:table-cell table:style-name="TableCell74">
            <text:p text:style-name="P75"><text:span text:style-name="T76"><text:s/></text:span></text:p>
          </table:table-cell>
          <table:table-cell table:style-name="TableCell77">
            <text:p text:style-name="P78"><text:span text:style-name="T79">Фирсов М.А.<text:s/></text:span></text:p>
          </table:table-cell>
        </table:table-row>
      </table:table>
      <text:p text:style-name="P80"><text:span text:style-name="T81"><draw:custom-shape svg:x="0in" svg:y="0in" svg:width="1.82153in" svg:height="0.00903in" draw:z-index="251658240" draw:id="id1" draw:style-name="a1" draw:name="Group 55913" text:anchor-type="paragraph"><svg:title/><svg:desc/><draw:enhanced-geometry draw:type="non-primitive" svg:viewBox="0 0 1665986 9144" draw:enhanced-path="M ?f0 ?f0 L ?f1 ?f0 ?f1 ?f2 ?f0 ?f2 ?f0 ?f0 N" draw:text-areas="?f7 ?f9 ?f8 ?f10"><draw:equation draw:name="f0" draw:formula="0"/><draw:equation draw:name="f1" draw:formula="1665986"/><draw:equation draw:name="f2" draw:formula="9144"/><draw:equation draw:name="f3" draw:formula="?f2 - ?f0"/><draw:equation draw:name="f4" draw:formula="?f1 - ?f0"/><draw:equation draw:name="f5" draw:formula="?f4 / 1665986"/><draw:equation draw:name="f6" draw:formula="?f3 / 9144"/><draw:equation draw:name="f7" draw:formula="0 / ?f5"/><draw:equation draw:name="f8" draw:formula="1665986 / ?f5"/><draw:equation draw:name="f9" draw:formula="0 / ?f6"/><draw:equation draw:name="f10" draw:formula="9144 / ?f6"/></draw:enhanced-geometry></draw:custom-shape></text:span></text:p>
      <text:p text:style-name="P82"><text:span text:style-name="T83"><text:s/></text:span></text:p>
      <text:p text:style-name="P84"><text:span text:style-name="T85"><text:s/></text:span></text:p>
      <text:p text:style-name="P86"><text:span text:style-name="T87">Санкт-Петербург<text:s/></text:span></text:p>
      <text:p text:style-name="P88"><text:span text:style-name="T89">2020<text:s/></text:span></text:p>
      <text:soft-page-break/>
      <text:p text:style-name="P90"><text:span text:style-name="T91">Цель работы.<text:s/></text:span></text:p>
      <text:p text:style-name="P92"><text:span text:style-name="T93">Познакомиться со сортировками. Научиться реализовывать заданную сортировку на примере языка С++, освоить применение сортивок, сравнить правильность выполнения реализованной сортировки и станартной, выявить положительные и отрицательные стороны выбранной сортировки. Выполнить работу в соответствии с заданием.</text:span></text:p>
      <text:p text:style-name="P94"><text:span text:style-name="T95"><text:s/></text:span></text:p>
      <text:p text:style-name="P96"><text:span text:style-name="T97"><text:s/></text:span></text:p>
      <text:p text:style-name="P98"><text:span text:style-name="T99">Основные теоретические положения.<text:s/></text:span></text:p>
      <text:p text:style-name="P100">Сортировка<text:s/>— последовательное расположение или разбиение на группы чего-либо в зависимости от выбранного критерия. Алгоритм сортировки (множество сортировок).а) имеется один специально обозначенный узел, называемый корнем данного дерева;</text:p>
      <text:p text:style-name="P101">Поразрядная сортировка (англ. radix sort) — алгоритм сортировки, который выполняется за линейное время. Существуют стабильные варианты. Исходно предназначен для сортировки целых чисел, записанных цифрами.</text:p>
      <text:p text:style-name="P102"><text:span text:style-name="T103">Задание<text:s/></text:span></text:p>
      <text:p text:style-name="P104">Вариант №20.<text:s/></text:p>
      <text:p text:style-name="P105">В сложности учитывается не только сложность самого́ алгоритма, но и:</text:p>
      <text:p text:style-name="P106">- рассматривается ли алгоритм на лекциях;</text:p>
      <text:p text:style-name="P107">- нужно ли самостоятельно придумывать алгоритм.</text:p>
      <text:p text:style-name="P108">Ниже для некоторых вариантов приведены ссылки на описания<text:s/>алгоритмов под соответствующими номерами.</text:p>
      <text:p text:style-name="P109"><text:span text:style-name="T110">20. Поразрядная сортировка.</text:span><text:span text:style-name="T111"><text:s/></text:span></text:p>
      <text:p text:style-name="P112"><text:span text:style-name="T113"><text:s/></text:span><text:span text:style-name="T114"><text:tab/>Ход работы.</text:span><text:span text:style-name="T115"><text:s/></text:span></text:p>
      <text:list text:style-name="LFO5" text:continue-numbering="true">
        <text:list-item>
          <text:p text:style-name="P116">Разработан алгоритм:<text:s/></text:p>
        </text:list-item>
      </text:list>
      <text:p text:style-name="P117"><text:span text:style-name="T118">На вход подается начало линейного списка и максимальная длина ячейки данных (в нашем случае числа).<text:s/></text:span><text:span text:style-name="T119">Циклически проходимся по всем разрядам чисел, попутно рассортировывая их. Для этого в начале мы создали два массива (начала списков и концы списков) списков, за членом каждого из которых закреплена определенная уникальная цифра. Она означает разряд числа. В первом вхождении определяем первый разряд входного числа, а затем кладем его в массив с индексом, совпадающим с разрядом. Если в массиве уже лежит число,<text:s/></text:span><text:soft-page-break/><text:span text:style-name="T120">то кладем текущее за ним. Так у нас получается упорядоченность по первому разряду. Далее соединяем концы списков предыдущих разрядов и начала следующих для того, чтобы получить наш упорядоченный по определенному разряду список и дальше работать с ним. Так как до этого мы сортируем данные по младшим разрядам</text:span><text:span text:style-name="T121">, то в массивы более старших разрядов они попадают уже упорядоченными. После сортировки по последнему разряду выводится уже отсортированный массив.</text:span><text:span text:style-name="T122"><text:s/>Были устранены все утечки памяти, написана реакция на не открытие файла и на некорректные данные.<text:s/></text:span></text:p>
      <text:p text:style-name="P123">Предусмотрен механизм простейшего взаимодействия с пользователем, позволяющий понять алгоритм исполнения программы, с помощью вывода сообщений. Также был предусмотрен ввод данных с клавиатуры.<text:s/></text:p>
      <text:p text:style-name="P124"><text:span text:style-name="T125">Преимущества и недостатки алгоритма: является более подходящим для применения в компьютерной графике. Поразрядная сортировка растет линейным образом по<text:s/></text:span><text:span text:style-name="T126">n</text:span><text:span text:style-name="T127">(количество данных)</text:span><text:span text:style-name="T128">,<text:s/></text:span><text:span text:style-name="T129">так как<text:s/></text:span><text:span text:style-name="T130">k</text:span><text:span text:style-name="T131"><text:s/>(максимальное количество разрядов в ячейке данных)</text:span><text:span text:style-name="T132">,<text:s/></text:span><text:span text:style-name="T133">m</text:span><text:span text:style-name="T134">(разрядность данных</text:span><text:span text:style-name="T135">, то есть количество членов массива)</text:span><text:span text:style-name="T136"><text:s/></text:span><text:span text:style-name="T137">– константы.</text:span><text:span text:style-name="T138"><text:s/>Данная сортировка не очень подходит для маленького количества данных. Поразрядная сортировка является устойчивой. Выигрывает по эффективности стандартную сортировку только после около 500000 данных.</text:span></text:p>
      <text:list text:style-name="LFO5" text:continue-numbering="true">
        <text:list-item>
          <text:p text:style-name="P139"><text:span text:style-name="T140">Использован</text:span><text:span text:style-name="T141">а</text:span><text:span text:style-name="T142"><text:s/></text:span><text:span text:style-name="T143">структура:</text:span><text:span text:style-name="T144"><text:s/></text:span></text:p>
        </text:list-item>
      </text:list>
      <text:p text:style-name="P145"><text:span text:style-name="T146">node</text:span><text:span text:style-name="T147"><text:s/></text:span></text:p>
      <text:p text:style-name="P148"><text:span text:style-name="T149">Назначение:<text:s/></text:span><text:span text:style-name="T150">используется для создания линейного списка данных.</text:span></text:p>
      <text:p text:style-name="P151"><text:span text:style-name="T152">Описание<text:s/></text:span><text:span text:style-name="T153">содержимого:<text:s/></text:span><text:span text:style-name="T154">val</text:span><text:span text:style-name="T155"><text:s/>:<text:s/></text:span><text:span text:style-name="T156">long</text:span><text:span text:style-name="T157"><text:s/></text:span><text:span text:style-name="T158">int</text:span><text:span text:style-name="T159"><text:s/>–<text:s/></text:span><text:span text:style-name="T160">число, которое обрабатывается;<text:s/></text:span><text:span text:style-name="T161">next</text:span><text:span text:style-name="T162"><text:s/>:<text:s/></text:span><text:span text:style-name="T163">struct</text:span><text:span text:style-name="T164"><text:s/></text:span><text:span text:style-name="T165">node</text:span><text:span text:style-name="T166"><text:s/></text:span><text:span text:style-name="T167">–</text:span><text:span text:style-name="T168"><text:s/></text:span><text:span text:style-name="T169">указатель на структуру, служащий для создания линейного списка. Также написаны конструктор и деструктор структуры.</text:span><text:span text:style-name="T170"><text:s/></text:span></text:p>
      <text:p text:style-name="P171">Использованы<text:s/>функции:<text:s/></text:p>
      <text:list text:style-name="LFO4" text:continue-numbering="true">
        <text:list-item>
          <text:p text:style-name="P172"><text:span text:style-name="T173">printArray</text:span></text:p>
        </text:list-item>
      </text:list>
      <text:p text:style-name="P174">Сигнатура:<text:s/>void printArray(Node* shift).</text:p>
      <text:p text:style-name="P175"><text:span text:style-name="T176">Описание аргументов:<text:s/></text:span><text:span text:style-name="T177">shift</text:span><text:span text:style-name="T178"><text:s/>:<text:s/></text:span><text:span text:style-name="T179">Node</text:span><text:span text:style-name="T180"><text:s/>– указатель<text:s/></text:span><text:span text:style-name="T181">на начало линейного списка.</text:span></text:p>
      <text:p text:style-name="P182"><text:span text:style-name="T183">Назначение:<text:s/></text:span><text:span text:style-name="T184">выводит линейный список на экран.</text:span></text:p>
      <text:list text:style-name="LFO4" text:continue-numbering="true">
        <text:list-item>
          <text:p text:style-name="P185"><text:span text:style-name="T186">deleteArray</text:span></text:p>
        </text:list-item>
      </text:list>
      <text:soft-page-break/>
      <text:p text:style-name="P187">Сигнатура:<text:s/>void deleteArray(Node* shift).</text:p>
      <text:p text:style-name="P188"><text:span text:style-name="T189">Назначение:<text:s/></text:span><text:span text:style-name="T190">освобождает память, выделенную для линейного списка.</text:span></text:p>
      <text:p text:style-name="P191"><text:span text:style-name="T192">Описание аргументов:<text:s/></text:span><text:span text:style-name="T193">shift</text:span><text:span text:style-name="T194"><text:s/>:<text:s/></text:span><text:span text:style-name="T195">Node</text:span><text:span text:style-name="T196"><text:s/>– указатель<text:s/></text:span><text:span text:style-name="T197">на начало линейного списка.</text:span></text:p>
      <text:list text:style-name="LFO4" text:continue-numbering="true">
        <text:list-item>
          <text:p text:style-name="P198">radixSort</text:p>
        </text:list-item>
      </text:list>
      <text:p text:style-name="P199">Сигнатура:<text:s/>Node* radixSort(Node *current, int length).</text:p>
      <text:p text:style-name="P200"><text:span text:style-name="T201">Назначение:<text:s/></text:span><text:span text:style-name="T202">сортир</text:span><text:span text:style-name="T203">ует линейный список поразрядно.</text:span></text:p>
      <text:p text:style-name="P204"><text:span text:style-name="T205">Описание аргументов:<text:s/></text:span><text:span text:style-name="T206">current</text:span><text:span text:style-name="T207"><text:s/>:<text:s/></text:span><text:span text:style-name="T208">Node</text:span><text:span text:style-name="T209"><text:s/>-<text:s/></text:span><text:span text:style-name="T210">указатель<text:s/></text:span><text:span text:style-name="T211">на начало линейного списка,<text:s/></text:span><text:span text:style-name="T212">length</text:span><text:span text:style-name="T213"><text:s/>:<text:s/></text:span><text:span text:style-name="T214">int</text:span><text:span text:style-name="T215"><text:s/></text:span><text:span text:style-name="T216">–</text:span><text:span text:style-name="T217"><text:s/></text:span><text:span text:style-name="T218">максимальное количество разрядов числа.</text:span></text:p>
      <text:p text:style-name="P219">Возвращаемое значение: указатель на отсортированный линейный список.</text:p>
      <text:list text:style-name="LFO4" text:continue-numbering="true">
        <text:list-item>
          <text:p text:style-name="P220">fcn</text:p>
        </text:list-item>
      </text:list>
      <text:p text:style-name="P221">Сигнатура:<text:s/>void fcn(std::istream &amp;fin).</text:p>
      <text:p text:style-name="P222"><text:span text:style-name="T223">Назначение: позволяет работать универсально</text:span><text:span text:style-name="T224"><text:s/>для разных потоков ввода, вызывает разные сортировки, вызывает вывод списков и удаление памяти.</text:span></text:p>
      <text:p text:style-name="P225"><text:span text:style-name="T226">Описание аргументов:<text:s/></text:span><text:span text:style-name="T227">fin</text:span><text:span text:style-name="T228"><text:s/>:<text:s/></text:span><text:span text:style-name="T229">istream</text:span><text:span text:style-name="T230"><text:s/></text:span><text:span text:style-name="T231">–</text:span><text:span text:style-name="T232"><text:s/></text:span><text:span text:style-name="T233">поток ввода.</text:span></text:p>
      <text:p text:style-name="P234"><text:span text:style-name="T235">Реализация<text:s/></text:span><text:span text:style-name="T236">сортирующего</text:span><text:span text:style-name="T237"><text:s/>метода:<text:s/></text:span></text:p>
      <text:p text:style-name="P238">На вход подаются указатель на начало линейного списка и максимальная длина ячейки данных. Реализуется цикл для прогона по всем разрядам. Еще один цикл для записи данных по определенному разряду в массив. Далее концы списков-членов массива соединяются с началами следующих членов для дальнейшей работы со связным линейным списком.</text:p>
      <text:p text:style-name="P239">Пример работы программы.<text:s/></text:p>
      <text:p text:style-name="P240"><text:s/></text:p>
      <text:p text:style-name="P241"><text:span text:style-name="T242"><text:s/></text:span></text:p>
      <text:p text:style-name="P243"><text:span text:style-name="T244"><text:s/></text:span><text:span text:style-name="T245"><text:tab/><text:s/></text:span></text:p>
      <table:table table:style-name="Table246">
        <table:table-columns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P251"><text:span text:style-name="T252">Входные данные<text:s/></text:span></text:p>
          </table:table-cell>
          <table:table-cell table:style-name="TableCell253">
            <text:p text:style-name="P254"><text:span text:style-name="T255">Выходные данные<text:s/></text:span></text:p>
          </table:table-cell>
        </table:table-row>
        <text:soft-page-break/>
        <table:table-row table:style-name="TableRow256">
          <table:table-cell table:style-name="TableCell257">
            <text:p text:style-name="P258">3</text:p>
            <text:p text:style-name="P259">10 3<text:line-break/>654 234 765 345 345 234 654 123 192 65</text:p>
            <text:p text:style-name="P260"><text:span text:style-name="T261"><text:s/></text:span></text:p>
          </table:table-cell>
          <table:table-cell table:style-name="TableCell262">
            <text:p text:style-name="P263">What do you prefer? (0 - terminal, n - number of file)</text:p>
            <text:p text:style-name="P264">3</text:p>
            <text:p text:style-name="P265">Nice job! Then my turn to work..</text:p>
            <text:p text:style-name="P266">Demonstration of radix sort work:</text:p>
            <text:p text:style-name="P267">This is sorting by category of 1</text:p>
            <text:p text:style-name="P268">192 123 654 234 234 654 765 345 345 65</text:p>
            <text:p text:style-name="P269">This is sorting by category of 10</text:p>
            <text:p text:style-name="P270">123 234 234 345 345 654 654 765 65 192</text:p>
            <text:p text:style-name="P271">This is sorting by category of 100</text:p>
            <text:p text:style-name="P272">65 123 192 234 234 345 345 654 654 765</text:p>
            <text:p text:style-name="P273">Demonstration of result:</text:p>
            <text:p text:style-name="P274">65 123 192 234 234 345 345 654 654 765</text:p>
            <text:p text:style-name="P275">Demonstration of standard sort work:</text:p>
            <text:p text:style-name="P276">Demonstration of result:</text:p>
            <text:p text:style-name="P277"><text:span text:style-name="T278"><text:s text:c="12"/></text:span><text:span text:style-name="T279">65 123 192 234 234 345 345 654 654 765</text:span></text:p>
          </table:table-cell>
        </table:table-row>
      </table:table>
      <text:p text:style-name="P280"><text:span text:style-name="T281"><text:s/></text:span></text:p>
      <text:p text:style-name="P282"><text:span text:style-name="T283"><text:s/></text:span></text:p>
      <text:p text:style-name="P284"><text:span text:style-name="T285">Тестирование.<text:s/></text:span></text:p>
      <text:p text:style-name="P286"><text:span text:style-name="T287">Результаты тестирования представлены в табл.<text:s/></text:span><text:span text:style-name="T288">1.<text:s/></text:span></text:p>
      <text:p text:style-name="P289"><text:span text:style-name="T290">Таблица 1 – Результаты тестирования<text:s/></text:span></text:p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<text:span text:style-name="T299">№ п/п<text:s/></text:span></text:p>
          </table:table-cell>
          <table:table-cell table:style-name="TableCell300">
            <text:p text:style-name="P301"><text:span text:style-name="T302">Входные данные<text:s/></text:span></text:p>
          </table:table-cell>
          <table:table-cell table:style-name="TableCell303">
            <text:p text:style-name="P304"><text:span text:style-name="T305">Выходные данные<text:s/></text:span></text:p>
          </table:table-cell>
          <table:table-cell table:style-name="TableCell306">
            <text:p text:style-name="P307"><text:span text:style-name="T308">Комментарии<text:s/></text:span></text:p>
          </table:table-cell>
        </table:table-row>
        <table:table-row table:style-name="TableRow309">
          <table:table-cell table:style-name="TableCell310">
            <text:p text:style-name="P311"><text:span text:style-name="T312">1.</text:span><text:span text:style-name="T313"><text:s/></text:span></text:p>
          </table:table-cell>
          <table:table-cell table:style-name="TableCell314">
            <text:p text:style-name="P315">0</text:p>
            <text:p text:style-name="P316">6 2</text:p>
            <text:p text:style-name="P317"><text:span text:style-name="T318">24 56 4 3 4 23</text:span></text:p>
          </table:table-cell>
          <table:table-cell table:style-name="TableCell319">
            <text:p text:style-name="P320">What do you prefer? (0 - terminal, n - number of file)</text:p>
            <text:p text:style-name="P321">0</text:p>
            <text:p text:style-name="P322">Enter count of array, max length of one data, then data:</text:p>
            <text:p text:style-name="P323">6 2</text:p>
            <text:p text:style-name="P324">24 56 4 3 4 23</text:p>
            <text:p text:style-name="P325">Nice job! Then my turn to work..</text:p>
            <text:p text:style-name="P326">Demonstration of radix sort work:</text:p>
            <text:p text:style-name="P327">This is sorting by category of 1</text:p>
            <text:p text:style-name="P328">3 23 24 4 4 56</text:p>
            <text:p text:style-name="P329">This is sorting by category of 10</text:p>
            <text:p text:style-name="P330">3 4 4 23 24 56</text:p>
            <text:p text:style-name="P331">Demonstration of result:</text:p>
            <text:p text:style-name="P332">3 4 4 23 24 56</text:p>
            <text:p text:style-name="P333">Demonstration of standard sort work:</text:p>
            <text:p text:style-name="P334">Demonstration of result:</text:p>
            <text:p text:style-name="P335">3 4 4 23 24 56</text:p>
            <text:soft-page-break/>
            <text:p text:style-name="P336"><text:span text:style-name="T337">Process finished with exit code 0</text:span></text:p>
          </table:table-cell>
          <table:table-cell table:style-name="TableCell338">
            <text:p text:style-name="P339"><text:span text:style-name="T340">Проверка<text:s/></text:span><text:span text:style-name="T341"><text:tab/>на<text:s/></text:span></text:p>
            <text:p text:style-name="P342"><text:span text:style-name="T343">корректность<text:s/></text:span></text:p>
            <text:p text:style-name="P344"><text:span text:style-name="T345">работы <text:s/>программы</text:span><text:span text:style-name="T346"><text:s/>с терминалом</text:span></text:p>
          </table:table-cell>
        </table:table-row>
        <text:soft-page-break/>
        <table:table-row table:style-name="TableRow347">
          <table:table-cell table:style-name="TableCell348">
            <text:p text:style-name="P349"><text:span text:style-name="T350">2.</text:span><text:span text:style-name="T351"><text:s/></text:span></text:p>
          </table:table-cell>
          <table:table-cell table:style-name="TableCell352">
            <text:p text:style-name="P353">1</text:p>
            <text:p text:style-name="P354">5 1<text:line-break/>5 2 4 3 1</text:p>
            <text:p text:style-name="P355"/>
          </table:table-cell>
          <table:table-cell table:style-name="TableCell356">
            <text:p text:style-name="P357">What do you prefer? (0 - terminal, n - number of file)</text:p>
            <text:p text:style-name="P358">1</text:p>
            <text:p text:style-name="P359">Nice job! Then my turn to work..</text:p>
            <text:p text:style-name="P360">Demonstration of radix sort work:</text:p>
            <text:p text:style-name="P361">This is sorting by category of 1</text:p>
            <text:p text:style-name="P362">1 2 3 4 5</text:p>
            <text:p text:style-name="P363">Demonstration of result:</text:p>
            <text:p text:style-name="P364">1 2 3 4 5</text:p>
            <text:p text:style-name="P365">Demonstration of standard sort work:</text:p>
            <text:p text:style-name="P366">Demonstration of result:</text:p>
            <text:p text:style-name="P367"><text:span text:style-name="T368">1 2 3 4 5</text:span></text:p>
          </table:table-cell>
          <table:table-cell table:style-name="TableCell369">
            <text:p text:style-name="P370"><text:span text:style-name="T371">Проверка<text:s/></text:span><text:span text:style-name="T372"><text:tab/>на<text:s/></text:span></text:p>
            <text:p text:style-name="P373"><text:span text:style-name="T374">корректность работы<text:s/></text:span><text:span text:style-name="T375">с файлом</text:span></text:p>
          </table:table-cell>
        </table:table-row>
        <table:table-row table:style-name="TableRow376">
          <table:table-cell table:style-name="TableCell377">
            <text:p text:style-name="P378"><text:span text:style-name="T379">4.</text:span><text:span text:style-name="T380"><text:s/></text:span></text:p>
          </table:table-cell>
          <table:table-cell table:style-name="TableCell381">
            <text:p text:style-name="P382">2</text:p>
            <text:p text:style-name="P383"><text:span text:style-name="T384">9</text:span></text:p>
            <text:p text:style-name="P385"/>
            <text:p text:style-name="P386"/>
          </table:table-cell>
          <table:table-cell table:style-name="TableCell387">
            <text:p text:style-name="P388">What do you prefer? (0 - terminal, n - number of file)</text:p>
            <text:p text:style-name="P389">2</text:p>
            <text:p text:style-name="P390"><text:span text:style-name="T391">Error data!</text:span></text:p>
          </table:table-cell>
          <table:table-cell table:style-name="TableCell392">
            <text:p text:style-name="P393"><text:span text:style-name="T394">Проверка<text:s/></text:span><text:span text:style-name="T395"><text:tab/>на<text:s/></text:span></text:p>
            <text:p text:style-name="P396"><text:span text:style-name="T397">корректность<text:s/></text:span></text:p>
            <text:p text:style-name="P398"><text:span text:style-name="T399">работы<text:s/></text:span><text:span text:style-name="T400"><text:tab/>с<text:s/></text:span></text:p>
            <text:p text:style-name="P401"><text:span text:style-name="T402">полу</text:span><text:span text:style-name="T403">пустыми<text:s/></text:span><text:span text:style-name="T404">данными</text:span></text:p>
          </table:table-cell>
        </table:table-row>
        <table:table-row table:style-name="TableRow405">
          <table:table-cell table:style-name="TableCell406">
            <text:p text:style-name="P407"><text:span text:style-name="T408">5.</text:span><text:span text:style-name="T409"><text:s/></text:span></text:p>
          </table:table-cell>
          <table:table-cell table:style-name="TableCell410">
            <text:p text:style-name="P411">4</text:p>
            <text:p text:style-name="P412">6 2<text:line-break/>345 234 4 3 4 22</text:p>
            <text:p text:style-name="P413"/>
          </table:table-cell>
          <table:table-cell table:style-name="TableCell414">
            <text:p text:style-name="P415">What do you prefer? (0 - terminal, n - number of file)</text:p>
            <text:p text:style-name="P416">4</text:p>
            <text:p text:style-name="P417">Nice job! Then my turn to work..</text:p>
            <text:p text:style-name="P418">Demonstration of radix sort work:</text:p>
            <text:p text:style-name="P419">This is sorting by category of 1</text:p>
            <text:p text:style-name="P420">22 3 234 4 4 345</text:p>
            <text:p text:style-name="P421">This is sorting by category of 10</text:p>
            <text:p text:style-name="P422">3 4 4 22 234 345</text:p>
            <text:p text:style-name="P423">Demonstration of result:</text:p>
            <text:p text:style-name="P424">3 4 4 22 234 345</text:p>
            <text:p text:style-name="P425">Demonstration of standard sort work:</text:p>
            <text:p text:style-name="P426">Demonstration of result:</text:p>
            <text:p text:style-name="P427"><text:span text:style-name="T428">3 4 4 22 234 345</text:span></text:p>
          </table:table-cell>
          <table:table-cell table:style-name="TableCell429">
            <text:p text:style-name="P430"><text:span text:style-name="T431">Проверка<text:s/></text:span><text:span text:style-name="T432"><text:tab/>на корректность<text:s/></text:span></text:p>
            <text:p text:style-name="P433"><text:span text:style-name="T434">работы</text:span></text:p>
          </table:table-cell>
        </table:table-row>
      </table:table>
      <text:p text:style-name="P435"><text:span text:style-name="T436">Выводы.<text:s/></text:span></text:p>
      <text:p text:style-name="P437"><text:span text:style-name="T438"><text:s/>В ходе работы была освоена реализация<text:s/></text:span><text:span text:style-name="T439">поразрядной сортировки на основе линейного списка</text:span><text:span text:style-name="T440">, отработано понимание его применения, и отработаны навыки<text:s/></text:span><text:soft-page-break/><text:span text:style-name="T441">письма в С++.<text:s/></text:span><text:span text:style-name="T442">Также корректность работы была прослежена с помощью стандартной сортировки.<text:s/></text:span></text:p>
      <text:p text:style-name="P443"><text:span text:style-name="T444"><text:s/></text:span><text:span text:style-name="T445"><text:tab/>Код программы можно найти в приложении А.<text:s/></text:span></text:p>
      <text:p text:style-name="P446"><text:span text:style-name="T447"><text:s/></text:span></text:p>
      <text:p text:style-name="P448"><text:span text:style-name="T449"><text:s/></text:span></text:p>
      <text:p text:style-name="P450"><text:span text:style-name="T451"><text:s/></text:span></text:p>
      <text:p text:style-name="P452"><text:span text:style-name="T453">ПРИЛОЖЕНИЕ А<text:s/></text:span></text:p>
      <text:p text:style-name="P454"><text:span text:style-name="T455">ИСХОДНЫЙ КОД ПРОГРАММЫ<text:s/></text:span></text:p>
      <text:p text:style-name="P456"><text:span text:style-name="T457">Название файла:<text:s/></text:span><text:span text:style-name="T458">main</text:span><text:span text:style-name="T459">.</text:span><text:span text:style-name="T460">cpp</text:span><text:span text:style-name="T461"><text:s/></text:span></text:p>
      <text:p text:style-name="P462"><text:span text:style-name="T463">#include<text:s/></text:span><text:span text:style-name="T464">&lt;iostream&gt;</text:span><text:span text:style-name="T465"><text:line-break/></text:span><text:span text:style-name="T466">#include<text:s/></text:span><text:span text:style-name="T467">&lt;fstream&gt;</text:span><text:span text:style-name="T468"><text:line-break/></text:span><text:span text:style-name="T469">#include<text:s/></text:span><text:span text:style-name="T470">&lt;cstring&gt;</text:span><text:span text:style-name="T471"><text:line-break/></text:span><text:span text:style-name="T472">#include<text:s/></text:span><text:span text:style-name="T473">&lt;list&gt;</text:span><text:span text:style-name="T474"><text:line-break/></text:span><text:span text:style-name="T475"><text:line-break/></text:span><text:span text:style-name="T476">typedef struct<text:s/></text:span><text:span text:style-name="T477">node<text:s/></text:span><text:span text:style-name="T478">{</text:span><text:span text:style-name="T479">//структура для создания односвязных списков</text:span><text:span text:style-name="T480"><text:line-break/><text:s text:c="4"/></text:span><text:span text:style-name="T481">long int<text:s/></text:span><text:span text:style-name="T482">val</text:span><text:span text:style-name="T483">;</text:span><text:span text:style-name="T484">//данные узла</text:span><text:span text:style-name="T485"><text:line-break/><text:s text:c="4"/></text:span><text:span text:style-name="T486">struct<text:s/></text:span><text:span text:style-name="T487">node</text:span><text:span text:style-name="T488">*<text:s/></text:span><text:span text:style-name="T489">next</text:span><text:span text:style-name="T490">;</text:span><text:span text:style-name="T491">//указатель на следующий узел</text:span><text:span text:style-name="T492"><text:line-break/><text:s text:c="4"/></text:span><text:span text:style-name="T493">node() {</text:span><text:span text:style-name="T494">//конструктор структуры</text:span><text:span text:style-name="T495"><text:line-break/><text:s text:c="8"/></text:span><text:span text:style-name="T496">val<text:s/></text:span><text:span text:style-name="T497">=<text:s/></text:span><text:span text:style-name="T498">0</text:span><text:span text:style-name="T499">;</text:span><text:span text:style-name="T500"><text:line-break/><text:s text:c="8"/></text:span><text:span text:style-name="T501">next<text:s/></text:span><text:span text:style-name="T502">=<text:s/></text:span><text:span text:style-name="T503">nullptr</text:span><text:span text:style-name="T504">;</text:span><text:span text:style-name="T505"><text:line-break/><text:s text:c="4"/>}</text:span><text:span text:style-name="T506"><text:line-break/><text:s text:c="4"/>~node() {</text:span><text:span text:style-name="T507">//деструктор</text:span><text:span text:style-name="T508"><text:line-break/><text:s text:c="8"/></text:span><text:span text:style-name="T509">next<text:s/></text:span><text:span text:style-name="T510">=<text:s/></text:span><text:span text:style-name="T511">nullptr</text:span><text:span text:style-name="T512">;</text:span><text:span text:style-name="T513"><text:line-break/><text:s text:c="4"/>}</text:span><text:span text:style-name="T514"><text:line-break/>}<text:s/></text:span><text:span text:style-name="T515">Node</text:span><text:span text:style-name="T516">;</text:span><text:span text:style-name="T517"><text:line-break/></text:span><text:span text:style-name="T518"><text:line-break/></text:span><text:span text:style-name="T519">void<text:s/></text:span><text:span text:style-name="T520">printArray(</text:span><text:span text:style-name="T521">Node</text:span><text:span text:style-name="T522">* shift) {</text:span><text:span text:style-name="T523">//функция для вывода отсортировонного списка данных</text:span><text:span text:style-name="T524"><text:line-break/><text:s text:c="4"/></text:span><text:span text:style-name="T525">while<text:s/></text:span><text:span text:style-name="T526">(shift-&gt;</text:span><text:span text:style-name="T527">next<text:s/></text:span><text:span text:style-name="T528">!=<text:s/></text:span><text:span text:style-name="T529">nullptr</text:span><text:span text:style-name="T530">) {</text:span><text:span text:style-name="T531"><text:line-break/><text:s text:c="8"/></text:span><text:span text:style-name="T532">std</text:span><text:span text:style-name="T533">::cout<text:s/></text:span><text:span text:style-name="T534">&lt;&lt;<text:s/></text:span><text:span text:style-name="T535">shift-&gt;</text:span><text:span text:style-name="T536">val<text:s/></text:span><text:span text:style-name="T537">&lt;&lt;<text:s/></text:span><text:span text:style-name="T538">" "</text:span><text:span text:style-name="T539">;</text:span><text:span text:style-name="T540"><text:line-break/><text:s text:c="8"/>shift = shift-&gt;</text:span><text:span text:style-name="T541">next</text:span><text:span text:style-name="T542">;</text:span><text:span text:style-name="T543"><text:line-break/><text:s text:c="4"/>}</text:span><text:span text:style-name="T544"><text:line-break/><text:s text:c="4"/></text:span><text:span text:style-name="T545">std</text:span><text:span text:style-name="T546">::cout<text:s/></text:span><text:span text:style-name="T547">&lt;&lt;<text:s/></text:span><text:span text:style-name="T548">shift-&gt;</text:span><text:span text:style-name="T549">val<text:s/></text:span><text:span text:style-name="T550">&lt;&lt;<text:s/></text:span><text:span text:style-name="T551">"</text:span><text:span text:style-name="T552">\n</text:span><text:span text:style-name="T553">"</text:span><text:span text:style-name="T554">;</text:span><text:span text:style-name="T555"><text:line-break/>}</text:span><text:span text:style-name="T556"><text:line-break/></text:span><text:span text:style-name="T557"><text:line-break/></text:span><text:span text:style-name="T558">void<text:s/></text:span><text:span text:style-name="T559">deleteArray(</text:span><text:span text:style-name="T560">Node</text:span><text:span text:style-name="T561">* shift) {</text:span><text:span text:style-name="T562">//освобождение памяти</text:span><text:span text:style-name="T563"><text:line-break/><text:s text:c="4"/></text:span><text:span text:style-name="T564">while<text:s/></text:span><text:span text:style-name="T565">(shift-&gt;</text:span><text:span text:style-name="T566">next<text:s/></text:span><text:span text:style-name="T567">!=<text:s/></text:span><text:span text:style-name="T568">nullptr</text:span><text:span text:style-name="T569">) {</text:span><text:span text:style-name="T570"><text:line-break/><text:s text:c="7"/></text:span><text:span text:style-name="T571">Node</text:span><text:span text:style-name="T572">* t = shift;</text:span><text:span text:style-name="T573"><text:line-break/><text:s text:c="7"/>shift = shift-&gt;</text:span><text:span text:style-name="T574">next</text:span><text:span text:style-name="T575">;</text:span><text:span text:style-name="T576"><text:line-break/><text:s text:c="7"/></text:span><text:span text:style-name="T577">delete<text:s/></text:span><text:span text:style-name="T578">t;</text:span><text:span text:style-name="T579"><text:line-break/><text:s text:c="4"/>}</text:span><text:span text:style-name="T580"><text:line-break/><text:s text:c="4"/></text:span><text:span text:style-name="T581">delete<text:s/></text:span><text:span text:style-name="T582">shift;</text:span><text:span text:style-name="T583"><text:line-break/>}</text:span><text:span text:style-name="T584"><text:line-break/></text:span><text:span text:style-name="T585">//функция для сортировки данных с помощью поразрядной сортировки</text:span><text:span text:style-name="T586"><text:line-break/></text:span><text:span text:style-name="T587">Node</text:span><text:span text:style-name="T588">* radixSort(</text:span><text:span text:style-name="T589">Node<text:s/></text:span><text:span text:style-name="T590">*current,<text:s/></text:span><text:span text:style-name="T591">int<text:s/></text:span><text:span text:style-name="T592">length) {</text:span><text:span text:style-name="T593">//length - максимальная длина одной ячейки данных</text:span><text:span text:style-name="T594"><text:line-break/><text:s text:c="4"/></text:span><text:span text:style-name="T595">Node<text:s/></text:span><text:span text:style-name="T596">*shift, *head[</text:span><text:span text:style-name="T597">10</text:span><text:span text:style-name="T598">], *tail[</text:span><text:span text:style-name="T599">10</text:span><text:span text:style-name="T600">];</text:span><text:span text:style-name="T601">//shift - указатель, служащий временным хранилищем, head - начало списка данных в определенном списке разрядности, а tail - конец соответственно</text:span><text:span text:style-name="T602"><text:line-break/><text:s text:c="4"/></text:span><text:span text:style-name="T603">int<text:s/></text:span><text:span text:style-name="T604">i, y, n, d =<text:s/></text:span><text:span text:style-name="T605">1</text:span><text:span text:style-name="T606">;</text:span><text:span text:style-name="T607">//i, y - счетчики, n - переменная для хранения текущего разряда числа, d - переменная, нужная для выделения определенного разряда</text:span><text:span text:style-name="T608"><text:line-break/><text:s text:c="4"/></text:span><text:span text:style-name="T609">for<text:s/></text:span><text:span text:style-name="T610">(y =<text:s/></text:span><text:span text:style-name="T611">0</text:span><text:span text:style-name="T612">; y &lt; length; y++) {</text:span><text:span text:style-name="T613">//цикл для прохождения всех разрядов</text:span><text:span text:style-name="T614"><text:line-break/><text:s text:c="8"/></text:span><text:span text:style-name="T615">for<text:s/></text:span><text:span text:style-name="T616">(i =<text:s/></text:span><text:span text:style-name="T617">0</text:span><text:span text:style-name="T618">; i &lt;=<text:s/></text:span><text:span text:style-name="T619">9</text:span><text:span text:style-name="T620">; i++)</text:span><text:span text:style-name="T621">//цикл для обнуления указателя начала и конца массивов списков</text:span><text:span text:style-name="T622"><text:line-break/><text:s text:c="12"/></text:span><text:span text:style-name="T623">head[i] = (tail[i] =<text:s/></text:span><text:span text:style-name="T624">NULL</text:span><text:span text:style-name="T625">);</text:span><text:span text:style-name="T626"><text:line-break/></text:span><text:soft-page-break/><text:span text:style-name="T627"><text:s text:c="8"/></text:span><text:span text:style-name="T628">while<text:s/></text:span><text:span text:style-name="T629">(current !=<text:s/></text:span><text:span text:style-name="T630">NULL</text:span><text:span text:style-name="T631">) {</text:span><text:span text:style-name="T632">//проход по всем данным</text:span><text:span text:style-name="T633"><text:line-break/><text:s text:c="12"/></text:span><text:span text:style-name="T634">n = (current-&gt;</text:span><text:span text:style-name="T635">val<text:s/></text:span><text:span text:style-name="T636">/ d) %<text:s/></text:span><text:span text:style-name="T637">10</text:span><text:span text:style-name="T638">;</text:span><text:span text:style-name="T639">//получение разряда</text:span><text:span text:style-name="T640"><text:line-break/><text:s text:c="12"/></text:span><text:span text:style-name="T641">shift = tail[n];</text:span><text:span text:style-name="T642"><text:line-break/><text:s text:c="12"/></text:span><text:span text:style-name="T643">if<text:s/></text:span><text:span text:style-name="T644">(head[n] ==<text:s/></text:span><text:span text:style-name="T645">NULL</text:span><text:span text:style-name="T646">)</text:span><text:span text:style-name="T647">//если данных, разряд которых равен, несколько, то они присоединяются к head</text:span><text:span text:style-name="T648"><text:line-break/><text:s text:c="16"/></text:span><text:span text:style-name="T649">head[n] = current;</text:span><text:span text:style-name="T650"><text:line-break/><text:s text:c="12"/></text:span><text:span text:style-name="T651">else</text:span><text:span text:style-name="T652"><text:line-break/><text:s text:c="16"/></text:span><text:span text:style-name="T653">shift-&gt;</text:span><text:span text:style-name="T654">next<text:s/></text:span><text:span text:style-name="T655">= current;</text:span><text:span text:style-name="T656"><text:line-break/><text:s text:c="12"/>shift = tail[n] = current;</text:span><text:span text:style-name="T657">//в tail только последняя структура данных</text:span><text:span text:style-name="T658"><text:line-break/><text:s text:c="12"/></text:span><text:span text:style-name="T659">current = current-&gt;</text:span><text:span text:style-name="T660">next</text:span><text:span text:style-name="T661">;</text:span><text:span text:style-name="T662"><text:line-break/><text:s text:c="12"/>shift-&gt;</text:span><text:span text:style-name="T663">next<text:s/></text:span><text:span text:style-name="T664">=<text:s/></text:span><text:span text:style-name="T665">NULL</text:span><text:span text:style-name="T666">;</text:span><text:span text:style-name="T667"><text:line-break/><text:s text:c="8"/>}</text:span><text:span text:style-name="T668"><text:line-break/><text:s text:c="8"/></text:span><text:span text:style-name="T669">for<text:s/></text:span><text:span text:style-name="T670">(i =<text:s/></text:span><text:span text:style-name="T671">0</text:span><text:span text:style-name="T672">; i &lt;=<text:s/></text:span><text:span text:style-name="T673">9</text:span><text:span text:style-name="T674">; i++)</text:span><text:span text:style-name="T675">//определяем начало данных для следующего витка цикла</text:span><text:span text:style-name="T676"><text:line-break/><text:s text:c="12"/></text:span><text:span text:style-name="T677">if<text:s/></text:span><text:span text:style-name="T678">(head[i] !=<text:s/></text:span><text:span text:style-name="T679">NULL</text:span><text:span text:style-name="T680">)</text:span><text:span text:style-name="T681"><text:line-break/><text:s text:c="16"/></text:span><text:span text:style-name="T682">break</text:span><text:span text:style-name="T683">;</text:span><text:span text:style-name="T684"><text:line-break/><text:s text:c="8"/>current = head[i];</text:span><text:span text:style-name="T685"><text:line-break/><text:s text:c="8"/>shift = tail[i];</text:span><text:span text:style-name="T686"><text:line-break/><text:s text:c="8"/></text:span><text:span text:style-name="T687">for<text:s/></text:span><text:span text:style-name="T688">(n = i +<text:s/></text:span><text:span text:style-name="T689">1</text:span><text:span text:style-name="T690">; n &lt;=<text:s/></text:span><text:span text:style-name="T691">9</text:span><text:span text:style-name="T692">; n++) {</text:span><text:span text:style-name="T693">//</text:span><text:span text:style-name="T694">связываем</text:span><text:span text:style-name="T695"><text:s/></text:span><text:span text:style-name="T696">начала</text:span><text:span text:style-name="T697"><text:s/></text:span><text:span text:style-name="T698">и</text:span><text:span text:style-name="T699"><text:s/></text:span><text:span text:style-name="T700">концы</text:span><text:span text:style-name="T701"><text:s/></text:span><text:span text:style-name="T702">списков</text:span><text:span text:style-name="T703"><text:s/></text:span><text:span text:style-name="T704">последовательно</text:span><text:span text:style-name="T705"><text:line-break/><text:s text:c="12"/></text:span><text:span text:style-name="T706">if<text:s/></text:span><text:span text:style-name="T707">(head[n] !=<text:s/></text:span><text:span text:style-name="T708">NULL</text:span><text:span text:style-name="T709">) {</text:span><text:span text:style-name="T710"><text:line-break/><text:s text:c="16"/>shift-&gt;</text:span><text:span text:style-name="T711">next<text:s/></text:span><text:span text:style-name="T712">= head[n];</text:span><text:span text:style-name="T713"><text:line-break/><text:s text:c="16"/>shift = tail[n];</text:span><text:span text:style-name="T714"><text:line-break/><text:s text:c="12"/>}</text:span><text:span text:style-name="T715"><text:line-break/><text:s text:c="8"/>}</text:span><text:span text:style-name="T716"><text:line-break/><text:s text:c="8"/></text:span><text:span text:style-name="T717">std</text:span><text:span text:style-name="T718">::cout<text:s/></text:span><text:span text:style-name="T719">&lt;&lt;<text:s/></text:span><text:span text:style-name="T720">"This is sorting by category of "<text:s/></text:span><text:span text:style-name="T721">&lt;&lt;<text:s/></text:span><text:span text:style-name="T722">d<text:s/></text:span><text:span text:style-name="T723">&lt;&lt;<text:s/></text:span><text:span text:style-name="T724">"</text:span><text:span text:style-name="T725">\n</text:span><text:span text:style-name="T726">"</text:span><text:span text:style-name="T727">;</text:span><text:span text:style-name="T728"><text:line-break/><text:s text:c="8"/>printArray(current);</text:span><text:span text:style-name="T729"><text:line-break/><text:s text:c="8"/>d *=<text:s/></text:span><text:span text:style-name="T730">10</text:span><text:span text:style-name="T731">;</text:span><text:span text:style-name="T732"><text:line-break/><text:s text:c="4"/>}</text:span><text:span text:style-name="T733"><text:line-break/><text:s text:c="4"/></text:span><text:span text:style-name="T734">return<text:s/></text:span><text:span text:style-name="T735">current;</text:span><text:span text:style-name="T736"><text:line-break/>}</text:span><text:span text:style-name="T737"><text:line-break/></text:span><text:span text:style-name="T738"><text:line-break/></text:span><text:span text:style-name="T739">void<text:s/></text:span><text:span text:style-name="T740">fcn(</text:span><text:span text:style-name="T741">std</text:span><text:span text:style-name="T742">::</text:span><text:span text:style-name="T743">istream<text:s/></text:span><text:span text:style-name="T744">&amp;fin) {</text:span><text:span text:style-name="T745">//</text:span><text:span text:style-name="T746">функция</text:span><text:span text:style-name="T747"><text:s/></text:span><text:span text:style-name="T748">для</text:span><text:span text:style-name="T749"><text:s/></text:span><text:span text:style-name="T750">универсальной</text:span><text:span text:style-name="T751"><text:s/></text:span><text:span text:style-name="T752">работы</text:span><text:span text:style-name="T753"><text:s/></text:span><text:span text:style-name="T754">с</text:span><text:span text:style-name="T755"><text:s/></text:span><text:span text:style-name="T756">потоком</text:span><text:span text:style-name="T757"><text:s/></text:span><text:span text:style-name="T758">ввода</text:span><text:span text:style-name="T759"><text:line-break/><text:s text:c="4"/></text:span><text:span text:style-name="T760">int<text:s/></text:span><text:span text:style-name="T761">n =<text:s/></text:span><text:span text:style-name="T762">0</text:span><text:span text:style-name="T763">, length =<text:s/></text:span><text:span text:style-name="T764">0</text:span><text:span text:style-name="T765">;</text:span><text:span text:style-name="T766">//n -<text:s/></text:span><text:span text:style-name="T767">количество</text:span><text:span text:style-name="T768"><text:s/></text:span><text:span text:style-name="T769">данных</text:span><text:span text:style-name="T770">, length -<text:s/></text:span><text:span text:style-name="T771">максимальная</text:span><text:span text:style-name="T772"><text:s/></text:span><text:span text:style-name="T773">длина</text:span><text:span text:style-name="T774"><text:s/></text:span><text:span text:style-name="T775">ячейки</text:span><text:span text:style-name="T776"><text:s/></text:span><text:span text:style-name="T777">данных</text:span><text:span text:style-name="T778"><text:line-break/><text:s text:c="4"/></text:span><text:span text:style-name="T779">fin<text:s/></text:span><text:span text:style-name="T780">&gt;&gt;<text:s/></text:span><text:span text:style-name="T781">n<text:s/></text:span><text:span text:style-name="T782">&gt;&gt;<text:s/></text:span><text:span text:style-name="T783">length;</text:span><text:span text:style-name="T784"><text:line-break/><text:s text:c="4"/></text:span><text:span text:style-name="T785">Node</text:span><text:span text:style-name="T786">* head;</text:span><text:span text:style-name="T787"><text:line-break/><text:s text:c="4"/></text:span><text:span text:style-name="T788">std</text:span><text:span text:style-name="T789">::</text:span><text:span text:style-name="T790">list<text:s/></text:span><text:span text:style-name="T791">&lt;</text:span><text:span text:style-name="T792">int</text:span><text:span text:style-name="T793">&gt; nodes;</text:span><text:span text:style-name="T794">//</text:span><text:span text:style-name="T795">используется</text:span><text:span text:style-name="T796"><text:s/></text:span><text:span text:style-name="T797">для</text:span><text:span text:style-name="T798"><text:s/></text:span><text:span text:style-name="T799">стандартной</text:span><text:span text:style-name="T800"><text:s/></text:span><text:span text:style-name="T801">сортировки</text:span><text:span text:style-name="T802"><text:line-break/><text:s text:c="4"/></text:span><text:span text:style-name="T803">if<text:s/></text:span><text:span text:style-name="T804">(!(n ==<text:s/></text:span><text:span text:style-name="T805">0<text:s/></text:span><text:span text:style-name="T806">|| length ==<text:s/></text:span><text:span text:style-name="T807">0</text:span><text:span text:style-name="T808">)) {</text:span><text:span text:style-name="T809"><text:line-break/><text:s text:c="8"/></text:span><text:span text:style-name="T810">Node</text:span><text:span text:style-name="T811">* shift =<text:s/></text:span><text:span text:style-name="T812">new<text:s/></text:span><text:span text:style-name="T813">Node</text:span><text:span text:style-name="T814">();</text:span><text:span text:style-name="T815"><text:line-break/><text:s text:c="8"/>head = shift;</text:span><text:span text:style-name="T816"><text:line-break/><text:s text:c="8"/></text:span><text:span text:style-name="T817">for<text:s/></text:span><text:span text:style-name="T818">(</text:span><text:span text:style-name="T819">int<text:s/></text:span><text:span text:style-name="T820">i =<text:s/></text:span><text:span text:style-name="T821">0</text:span><text:span text:style-name="T822">; i &lt; n;i++) {</text:span><text:span text:style-name="T823">//</text:span><text:span text:style-name="T824">создание</text:span><text:span text:style-name="T825"><text:s/></text:span><text:span text:style-name="T826">списка</text:span><text:span text:style-name="T827"><text:s/></text:span><text:span text:style-name="T828">данных</text:span><text:span text:style-name="T829"><text:line-break/><text:s text:c="12"/></text:span><text:span text:style-name="T830">fin<text:s/></text:span><text:span text:style-name="T831">&gt;&gt;<text:s/></text:span><text:span text:style-name="T832">shift-&gt;</text:span><text:span text:style-name="T833">val</text:span><text:span text:style-name="T834">;</text:span><text:span text:style-name="T835"><text:line-break/><text:s text:c="12"/>nodes.push_back(shift-&gt;</text:span><text:span text:style-name="T836">val</text:span><text:span text:style-name="T837">);</text:span><text:span text:style-name="T838"><text:line-break/><text:s text:c="12"/></text:span><text:span text:style-name="T839">if<text:s/></text:span><text:span text:style-name="T840">(i != n -</text:span><text:span text:style-name="T841">1</text:span><text:span text:style-name="T842">)</text:span><text:span text:style-name="T843"><text:line-break/><text:s text:c="16"/>shift-&gt;</text:span><text:span text:style-name="T844">next<text:s/></text:span><text:span text:style-name="T845">=<text:s/></text:span><text:span text:style-name="T846">new<text:s/></text:span><text:span text:style-name="T847">Node</text:span><text:span text:style-name="T848">();</text:span><text:span text:style-name="T849"><text:line-break/><text:s text:c="12"/>shift = shift-&gt;</text:span><text:span text:style-name="T850">next</text:span><text:span text:style-name="T851">;</text:span><text:span text:style-name="T852"><text:line-break/><text:s text:c="8"/>}</text:span><text:span text:style-name="T853"><text:line-break/><text:s text:c="8"/></text:span><text:span text:style-name="T854">std</text:span><text:span text:style-name="T855">::cout<text:s/></text:span><text:span text:style-name="T856">&lt;&lt;<text:s/></text:span><text:span text:style-name="T857">"Nice job! Then my turn to work..</text:span><text:span text:style-name="T858">\n</text:span><text:span text:style-name="T859">"</text:span><text:span text:style-name="T860">;</text:span><text:span text:style-name="T861"><text:line-break/><text:s text:c="8"/></text:span><text:span text:style-name="T862">std</text:span><text:span text:style-name="T863">::cout<text:s/></text:span><text:span text:style-name="T864">&lt;&lt;<text:s/></text:span><text:span text:style-name="T865">"Demonstration of radix sort work:</text:span><text:span text:style-name="T866">\n</text:span><text:span text:style-name="T867">"</text:span><text:span text:style-name="T868">;</text:span><text:span text:style-name="T869"><text:line-break/><text:s text:c="8"/>head = radixSort(head, length);</text:span><text:span text:style-name="T870">//</text:span><text:span text:style-name="T871">поразрядная</text:span><text:span text:style-name="T872"><text:s/></text:span><text:span text:style-name="T873">сортировка</text:span><text:span text:style-name="T874"><text:line-break/><text:s text:c="8"/></text:span><text:span text:style-name="T875">std</text:span><text:span text:style-name="T876">::cout<text:s/></text:span><text:span text:style-name="T877">&lt;&lt;<text:s/></text:span><text:span text:style-name="T878">"Demonstration of result:</text:span><text:span text:style-name="T879">\n</text:span><text:span text:style-name="T880">"</text:span><text:span text:style-name="T881">;</text:span><text:span text:style-name="T882"><text:line-break/><text:s text:c="8"/>printArray(head);</text:span><text:span text:style-name="T883">//</text:span><text:span text:style-name="T884">вывод</text:span><text:span text:style-name="T885"><text:s/></text:span><text:span text:style-name="T886">отсортированных</text:span><text:span text:style-name="T887"><text:s/></text:span><text:span text:style-name="T888">данных</text:span><text:span text:style-name="T889"><text:line-break/><text:s text:c="8"/></text:span><text:span text:style-name="T890">deleteArray(head);</text:span><text:span text:style-name="T891"><text:line-break/><text:s text:c="8"/></text:span><text:span text:style-name="T892">std</text:span><text:span text:style-name="T893">::cout<text:s/></text:span><text:span text:style-name="T894">&lt;&lt;<text:s/></text:span><text:span text:style-name="T895">"Demonstration of standard sort work:</text:span><text:span text:style-name="T896">\n</text:span><text:span text:style-name="T897">"</text:span><text:span text:style-name="T898">;</text:span><text:span text:style-name="T899"><text:line-break/><text:s text:c="8"/>nodes.sort();</text:span><text:span text:style-name="T900">//</text:span><text:span text:style-name="T901">стандартная</text:span><text:span text:style-name="T902"><text:s/></text:span><text:span text:style-name="T903">сортировка</text:span><text:span text:style-name="T904"><text:s/></text:span><text:span text:style-name="T905">для</text:span><text:span text:style-name="T906"><text:s/>list</text:span><text:span text:style-name="T907"><text:line-break/><text:s text:c="8"/></text:span><text:span text:style-name="T908">std</text:span><text:span text:style-name="T909">::</text:span><text:span text:style-name="T910">list<text:s/></text:span><text:span text:style-name="T911">&lt;</text:span><text:span text:style-name="T912">int</text:span><text:span text:style-name="T913">&gt; ::<text:s/></text:span><text:span text:style-name="T914">iterator<text:s/></text:span><text:span text:style-name="T915">it;</text:span><text:span text:style-name="T916"><text:line-break/><text:s text:c="8"/></text:span><text:span text:style-name="T917">std</text:span><text:span text:style-name="T918">::cout<text:s/></text:span><text:span text:style-name="T919">&lt;&lt;<text:s/></text:span><text:span text:style-name="T920">"Demonstration of result:</text:span><text:span text:style-name="T921">\n</text:span><text:span text:style-name="T922">"</text:span><text:span text:style-name="T923">;</text:span><text:span text:style-name="T924"><text:line-break/><text:s text:c="8"/></text:span><text:span text:style-name="T925">for<text:s/></text:span><text:span text:style-name="T926">( it = nodes.begin(); it<text:s/></text:span><text:span text:style-name="T927">!=<text:s/></text:span><text:span text:style-name="T928">nodes.end(); it</text:span><text:span text:style-name="T929">++</text:span><text:span text:style-name="T930">) {</text:span><text:span text:style-name="T931">//</text:span><text:span text:style-name="T932">вывод</text:span><text:span text:style-name="T933"><text:s/></text:span><text:span text:style-name="T934">отсортированных</text:span><text:span text:style-name="T935"><text:s/></text:span><text:span text:style-name="T936">данных</text:span><text:span text:style-name="T937"><text:line-break/><text:s text:c="12"/></text:span><text:span text:style-name="T938">std</text:span><text:span text:style-name="T939">::cout<text:s/></text:span><text:span text:style-name="T940">&lt;&lt;<text:s/></text:span><text:span text:style-name="T941">(</text:span><text:span text:style-name="T942">*</text:span><text:span text:style-name="T943">it)<text:s/></text:span><text:span text:style-name="T944">&lt;&lt;<text:s/></text:span><text:span text:style-name="T945">" "</text:span><text:span text:style-name="T946">;</text:span><text:span text:style-name="T947"><text:line-break/><text:s text:c="8"/>}</text:span><text:span text:style-name="T948"><text:line-break/><text:s text:c="4"/>}<text:s/></text:span><text:span text:style-name="T949">else<text:s/></text:span><text:span text:style-name="T950">std</text:span><text:span text:style-name="T951">::cout<text:s/></text:span><text:span text:style-name="T952">&lt;&lt;<text:s/></text:span><text:span text:style-name="T953">"Error data!"</text:span><text:span text:style-name="T954">;</text:span><text:span text:style-name="T955"><text:line-break/>}</text:span><text:span text:style-name="T956"><text:line-break/></text:span><text:soft-page-break/><text:span text:style-name="T957"><text:line-break/></text:span><text:span text:style-name="T958">int<text:s/></text:span><text:span text:style-name="T959">main() {</text:span><text:span text:style-name="T960"><text:line-break/><text:s text:c="4"/></text:span><text:span text:style-name="T961">std</text:span><text:span text:style-name="T962">::cout<text:s/></text:span><text:span text:style-name="T963">&lt;&lt;<text:s/></text:span><text:span text:style-name="T964">"What do you prefer? (0 - terminal, n - number of file)</text:span><text:span text:style-name="T965">\n</text:span><text:span text:style-name="T966">"</text:span><text:span text:style-name="T967">;</text:span><text:span text:style-name="T968"><text:line-break/><text:s text:c="4"/></text:span><text:span text:style-name="T969">char<text:s/></text:span><text:span text:style-name="T970">n;</text:span><text:span text:style-name="T971">//</text:span><text:span text:style-name="T972">выбор</text:span><text:span text:style-name="T973"><text:s/></text:span><text:span text:style-name="T974">источника</text:span><text:span text:style-name="T975"><text:s/></text:span><text:span text:style-name="T976">входных</text:span><text:span text:style-name="T977"><text:s/></text:span><text:span text:style-name="T978">данных</text:span><text:span text:style-name="T979"><text:line-break/><text:s text:c="4"/></text:span><text:span text:style-name="T980">std</text:span><text:span text:style-name="T981">::cin<text:s/></text:span><text:span text:style-name="T982">&gt;&gt;<text:s/></text:span><text:span text:style-name="T983">n;</text:span><text:span text:style-name="T984"><text:line-break/><text:s text:c="4"/></text:span><text:span text:style-name="T985">if<text:s/></text:span><text:span text:style-name="T986">(n ==<text:s/></text:span><text:span text:style-name="T987">48</text:span><text:span text:style-name="T988">) {</text:span><text:span text:style-name="T989">//</text:span><text:span text:style-name="T990">ввходные</text:span><text:span text:style-name="T991"><text:s/></text:span><text:span text:style-name="T992">данные</text:span><text:span text:style-name="T993"><text:s/></text:span><text:span text:style-name="T994">из</text:span><text:span text:style-name="T995"><text:s/></text:span><text:span text:style-name="T996">терминала</text:span><text:span text:style-name="T997"><text:line-break/><text:s text:c="8"/></text:span><text:span text:style-name="T998">std</text:span><text:span text:style-name="T999">::cout<text:s/></text:span><text:span text:style-name="T1000">&lt;&lt;<text:s/></text:span><text:span text:style-name="T1001">"Enter count of array, max length of one data, then data:</text:span><text:span text:style-name="T1002">\n</text:span><text:span text:style-name="T1003">"</text:span><text:span text:style-name="T1004">;</text:span><text:span text:style-name="T1005"><text:line-break/><text:s text:c="8"/>fcn(</text:span><text:span text:style-name="T1006">std</text:span><text:span text:style-name="T1007">::cin);</text:span><text:span text:style-name="T1008"><text:line-break/><text:s text:c="4"/>}<text:s/></text:span><text:span text:style-name="T1009">else<text:s/></text:span><text:span text:style-name="T1010">{</text:span><text:span text:style-name="T1011"><text:line-break/><text:s text:c="8"/></text:span><text:span text:style-name="T1012">char<text:s/></text:span><text:span text:style-name="T1013">*filename =<text:s/></text:span><text:span text:style-name="T1014">new char</text:span><text:span text:style-name="T1015">[</text:span><text:span text:style-name="T1016">30</text:span><text:span text:style-name="T1017">]();</text:span><text:span text:style-name="T1018">//</text:span><text:span text:style-name="T1019">ввходные</text:span><text:span text:style-name="T1020"><text:s/></text:span><text:span text:style-name="T1021">данные</text:span><text:span text:style-name="T1022"><text:s/></text:span><text:span text:style-name="T1023">из</text:span><text:span text:style-name="T1024"><text:s/></text:span><text:span text:style-name="T1025">файла</text:span><text:span text:style-name="T1026"><text:line-break/><text:s text:c="8"/></text:span><text:span text:style-name="T1027">strcat(filename,<text:s/></text:span><text:span text:style-name="T1028">"Tests//"</text:span><text:span text:style-name="T1029">);</text:span><text:span text:style-name="T1030"><text:line-break/><text:s text:c="8"/>strncat(filename, &amp;n,<text:s/></text:span><text:span text:style-name="T1031">1</text:span><text:span text:style-name="T1032">);</text:span><text:span text:style-name="T1033"><text:line-break/><text:s text:c="8"/>strcat(filename,<text:s/></text:span><text:span text:style-name="T1034">".txt"</text:span><text:span text:style-name="T1035">);</text:span><text:span text:style-name="T1036"><text:line-break/><text:s text:c="8"/></text:span><text:span text:style-name="T1037">std</text:span><text:span text:style-name="T1038">::</text:span><text:span text:style-name="T1039">ifstream<text:s/></text:span><text:span text:style-name="T1040">in(filename);</text:span><text:span text:style-name="T1041"><text:line-break/><text:s text:c="8"/></text:span><text:span text:style-name="T1042">if<text:s/></text:span><text:span text:style-name="T1043">(!in.is_open()) {</text:span><text:span text:style-name="T1044"><text:line-break/><text:s text:c="12"/></text:span><text:span text:style-name="T1045">std</text:span><text:span text:style-name="T1046">::cout<text:s/></text:span><text:span text:style-name="T1047">&lt;&lt;<text:s/></text:span><text:span text:style-name="T1048">"File wasn't opened!"</text:span><text:span text:style-name="T1049">;</text:span><text:span text:style-name="T1050"><text:line-break/><text:s text:c="12"/></text:span><text:span text:style-name="T1051">return<text:s/></text:span><text:span text:style-name="T1052">0</text:span><text:span text:style-name="T1053">;</text:span><text:span text:style-name="T1054"><text:line-break/><text:s text:c="8"/>}</text:span><text:span text:style-name="T1055"><text:line-break/><text:s text:c="8"/>fcn(in);</text:span><text:span text:style-name="T1056"><text:line-break/><text:s text:c="4"/>}</text:span><text:span text:style-name="T1057"><text:line-break/><text:s text:c="4"/></text:span><text:span text:style-name="T1058">return<text:s/></text:span><text:span text:style-name="T1059">0</text:span><text:span text:style-name="T1060">;</text:span><text:span text:style-name="T1061"><text:line-break/>}</text:span></text:p>
      <text:p text:style-name="P10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0027in" fo:line-height="100%" fo:margin-left="0.0069in" fo:margin-right="5.6958in" fo:text-indent="-0.0069in">
        <style:tab-stops/>
      </style:paragraph-properties>
      <style:text-properties style:font-name="Courier New" style:font-name-asian="Courier New" style:font-name-complex="Courier New" fo:color="#000000" fo:font-size="10pt" style:font-size-asian="10pt" fo:hyphenate="false"/>
    </style:style>
    <style:style style:name="Основнойшрифтабзаца" style:display-name="Основной шрифт абзаца" style:family="text"/>
    <style:style style:name="Нижнийколонтитул" style:display-name="Нижний колонтитул" style:family="paragraph" style:parent-style-name="Обычный">
      <style:paragraph-properties fo:margin-bottom="0in">
        <style:tab-stops>
          <style:tab-stop style:type="center" style:position="3.2409in"/>
          <style:tab-stop style:type="right" style:position="6.489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/>
    </style:style>
    <style:style style:name="Обычный14pt" style:display-name="Обычный + 14 pt" style:family="paragraph" style:parent-style-name="Обычный">
      <style:paragraph-properties fo:widows="0" fo:orphans="0" style:text-autospace="none" fo:text-align="justify" style:vertical-align="auto" fo:margin-bottom="0in" fo:line-height="120%" fo:margin-left="0in" fo:margin-right="-0.4902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4pt" style:font-size-asian="14pt" style:font-size-complex="14pt" fo:language="ru" fo:country="RU" style:language-asian="ru" style:country-asian="RU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use-window-font-color="true" style:font-size-complex="10pt" fo:language="ru" fo:country="RU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fo:font-size="10pt" style:font-size-asian="10pt" style:font-size-complex="10pt" fo:language="ru" fo:country="RU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1" style:family="text">
      <style:text-properties style:font-name-asian="Times New Roman" fo:font-size="14pt" style:font-size-asian="14pt"/>
    </style:style>
    <style:style style:name="WW_CharLFO4LVL1" style:family="text">
      <style:text-properties style:font-name="Times New Roman" style:font-name-asian="Times New Roman" style:font-name-complex="Times New Roman" fo:font-size="14pt" style:font-size-asian="14pt"/>
    </style:style>
    <style:style style:name="WW_CharLFO5LVL1" style:family="text">
      <style:text-properties style:font-name="Times New Roman" style:font-name-complex="Times New Roman" fo:font-size="14pt" style:font-size-asian="14pt"/>
    </style:style>
    <style:style style:name="WW_CharLFO6LVL1" style:family="text">
      <style:text-properties style:font-name="Times New Roman" style:font-name-asian="Times New Roman" style:font-name-complex="Times New Roman" fo:font-size="14pt" style:font-size-asian="14pt"/>
    </style:style>
    <style:style style:name="WW_CharLFO7LVL1" style:family="text">
      <style:text-properties style:font-name="Times New Roman" style:font-name-asian="Times New Roman" style:font-name-complex="Times New Roman" fo:font-size="14pt" style:font-size-asian="14pt"/>
    </style:style>
    <style:style style:name="WW_CharLFO8LVL1" style:family="text">
      <style:text-properties style:font-name="Times New Roman" style:font-name-asian="Times New Roman" style:font-name-complex="Times New Roman" fo:font-size="14pt" style:font-size-asian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7986in" text:min-label-width="0in" text:list-level-position-and-space-mode="label-alignment">
          <style:list-level-label-alignment text:label-followed-by="listtab" fo:margin-left="0.798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93in" text:min-label-width="0in" text:list-level-position-and-space-mode="label-alignment">
          <style:list-level-label-alignment text:label-followed-by="listtab" fo:margin-left="1.2493in" fo:text-indent="0in"/>
        </style:list-level-properties>
      </text:list-level-style-number>
      <text:list-level-style-number text:level="3" text:style-name="WW_CharLFO1LVL3" style:num-format="i">
        <style:list-level-properties text:space-before="1.7493in" text:min-label-width="0in" text:list-level-position-and-space-mode="label-alignment">
          <style:list-level-label-alignment text:label-followed-by="listtab" fo:margin-left="1.7493in" fo:text-indent="0in"/>
        </style:list-level-properties>
      </text:list-level-style-number>
      <text:list-level-style-number text:level="4" text:style-name="WW_CharLFO1LVL4" style:num-format="1">
        <style:list-level-properties text:space-before="2.2493in" text:min-label-width="0in" text:list-level-position-and-space-mode="label-alignment">
          <style:list-level-label-alignment text:label-followed-by="listtab" fo:margin-left="2.249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93in" text:min-label-width="0in" text:list-level-position-and-space-mode="label-alignment">
          <style:list-level-label-alignment text:label-followed-by="listtab" fo:margin-left="2.7493in" fo:text-indent="0in"/>
        </style:list-level-properties>
      </text:list-level-style-number>
      <text:list-level-style-number text:level="6" text:style-name="WW_CharLFO1LVL6" style:num-format="i">
        <style:list-level-properties text:space-before="3.2493in" text:min-label-width="0in" text:list-level-position-and-space-mode="label-alignment">
          <style:list-level-label-alignment text:label-followed-by="listtab" fo:margin-left="3.2493in" fo:text-indent="0in"/>
        </style:list-level-properties>
      </text:list-level-style-number>
      <text:list-level-style-number text:level="7" text:style-name="WW_CharLFO1LVL7" style:num-format="1">
        <style:list-level-properties text:space-before="3.7493in" text:min-label-width="0in" text:list-level-position-and-space-mode="label-alignment">
          <style:list-level-label-alignment text:label-followed-by="listtab" fo:margin-left="3.749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93in" text:min-label-width="0in" text:list-level-position-and-space-mode="label-alignment">
          <style:list-level-label-alignment text:label-followed-by="listtab" fo:margin-left="4.2493in" fo:text-indent="0in"/>
        </style:list-level-properties>
      </text:list-level-style-number>
      <text:list-level-style-number text:level="9" text:style-name="WW_CharLFO1LVL9" style:num-format="i">
        <style:list-level-properties text:space-before="4.7493in" text:min-label-width="0in" text:list-level-position-and-space-mode="label-alignment">
          <style:list-level-label-alignment text:label-followed-by="listtab" fo:margin-left="4.7493in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text:list-style style:name="LFO5">
      <text:list-level-style-number text:level="1" text:style-name="WW_CharLFO5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68in" fo:margin-bottom="0.5in" fo:margin-right="0.7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3319in"/>
      </style:footer-style>
    </style:page-layout>
    <style:style style:name="P2" style:parent-style-name="Обычный" style:family="paragraph">
      <style:paragraph-properties fo:text-align="end" fo:margin-bottom="0in" fo:line-height="103%" fo:margin-left="0in" fo:margin-right="0in" fo:text-indent="0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5" style:parent-style-name="Обычный" style:family="paragraph">
      <style:paragraph-properties fo:margin-bottom="0.1111in" fo:line-height="103%" fo:margin-left="0in" fo:margin-righ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span text:style-name="T3"><text:page-number text:fixed="false">9</text:page-number></text:span><text:span text:style-name="T4"><text:s/></text:span></text:p>
      </style:footer>
    </style:master-page>
    <style:master-page style:next-style-name="MP0" style:name="MPF0" style:page-layout-name="PL0"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Учетная запись Майкрософт</dc:creator>
    <meta:creation-date>2020-10-22T21:22:00Z</meta:creation-date>
    <dc:date>2020-11-04T05:21:00Z</dc:date>
    <meta:template xlink:href="Normal" xlink:type="simple"/>
    <meta:editing-cycles>8</meta:editing-cycles>
    <meta:editing-duration>PT15060S</meta:editing-duration>
    <meta:document-statistic meta:page-count="9" meta:paragraph-count="23" meta:word-count="1789" meta:character-count="11968" meta:row-count="85" meta:non-whitespace-character-count="10202"/>
  </office:meta>
</office:document-meta>
</file>